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0.804333333333333cm" style:use-optimal-column-width="true"/>
    </style:style>
    <style:style style:name="co2" style:family="table-column">
      <style:table-column-properties fo:break-before="auto" style:column-width="9.80016666666667cm" style:use-optimal-column-width="true"/>
    </style:style>
    <style:style style:name="co3" style:family="table-column">
      <style:table-column-properties fo:break-before="auto" style:column-width="3.21733333333333cm" style:use-optimal-column-width="true"/>
    </style:style>
    <style:style style:name="co4" style:family="table-column">
      <style:table-column-properties fo:break-before="auto" style:column-width="2.11666666666667cm" style:use-optimal-column-width="true"/>
    </style:style>
    <style:style style:name="co5" style:family="table-column">
      <style:table-column-properties fo:break-before="auto" style:column-width="2.96333333333333cm" style:use-optimal-column-width="true"/>
    </style:style>
    <style:style style:name="co6" style:family="table-column">
      <style:table-column-properties fo:break-before="auto" style:column-width="6.096cm" style:use-optimal-column-width="true"/>
    </style:style>
    <style:style style:name="co7" style:family="table-column">
      <style:table-column-properties fo:break-before="auto" style:column-width="3.6195cm" style:use-optimal-column-width="true"/>
    </style:style>
    <style:style style:name="co8" style:family="table-column">
      <style:table-column-properties fo:break-before="auto" style:column-width="2.20133333333333cm"/>
    </style:style>
    <style:style style:name="co9" style:family="table-column">
      <style:table-column-properties fo:break-before="auto" style:column-width="4.52966666666667cm" style:use-optimal-column-width="true"/>
    </style:style>
    <style:style style:name="co10" style:family="table-column">
      <style:table-column-properties fo:break-before="auto" style:column-width="3.577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ideojueg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2">
            <text:p>spaj</text:p>
          </table:table-cell>
          <table:table-cell office:value-type="string" table:style-name="ce2">
            <text:p>nombrejuego</text:p>
          </table:table-cell>
          <table:table-cell office:value-type="string" table:style-name="ce2">
            <text:p>plataforma1</text:p>
          </table:table-cell>
          <table:table-cell office:value-type="string" table:style-name="ce2">
            <text:p>plataforma2</text:p>
          </table:table-cell>
          <table:table-cell office:value-type="string" table:style-name="ce2">
            <text:p>plataforma3</text:p>
          </table:table-cell>
          <table:table-cell office:value-type="string" table:style-name="ce2">
            <text:p>plataforma4</text:p>
          </table:table-cell>
          <table:table-cell office:value-type="string" table:style-name="ce2">
            <text:p>plataforma5</text:p>
          </table:table-cell>
          <table:table-cell office:value-type="string" table:style-name="ce2">
            <text:p>plataforma6</text:p>
          </table:table-cell>
          <table:table-cell office:value-type="string" table:style-name="ce2">
            <text:p>plataforma7</text:p>
          </table:table-cell>
          <table:table-cell office:value-type="string" table:style-name="ce2">
            <text:p>genero</text:p>
          </table:table-cell>
          <table:table-cell office:value-type="string" table:style-name="ce2">
            <text:p>desarrollador</text:p>
          </table:table-cell>
          <table:table-cell office:value-type="string" table:style-name="ce2">
            <text:p>editor</text:p>
          </table:table-cell>
          <table:table-cell office:value-type="string" table:style-name="ce2">
            <text:p>pjugable</text:p>
          </table:table-cell>
          <table:table-cell office:value-type="string" table:style-name="ce2">
            <text:p>imgpjugable</text:p>
          </table:table-cell>
          <table:table-cell office:value-type="string" table:style-name="ce2">
            <text:p>tipoNPC</text:p>
          </table:table-cell>
          <table:table-cell office:value-type="string" table:style-name="ce2">
            <text:p>NPC</text:p>
          </table:table-cell>
          <table:table-cell office:value-type="string" table:style-name="ce2">
            <text:p>imgNPC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Kob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Rika</text:p>
          </table:table-cell>
          <table:table-cell office:value-type="string" table:style-name="ce1">
            <text:p>Rik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Ripper</text:p>
          </table:table-cell>
          <table:table-cell office:value-type="string" table:style-name="ce1">
            <text:p>Ripp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enor De La Costa</text:p>
          </table:table-cell>
          <table:table-cell office:value-type="string" table:style-name="ce1">
            <text:p>Senor De La Cost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oppoko</text:p>
          </table:table-cell>
          <table:table-cell office:value-type="string" table:style-name="ce1">
            <text:p>Poppok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Helmeppo</text:p>
          </table:table-cell>
          <table:table-cell office:value-type="string" table:style-name="ce1">
            <text:p>Helmepp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org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Chouchou</text:p>
          </table:table-cell>
          <table:table-cell office:value-type="string" table:style-name="ce1">
            <text:p>Choucho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Boodle</text:p>
          </table:table-cell>
          <table:table-cell office:value-type="string" table:style-name="ce1">
            <text:p>Boodl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Moh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Yosaku</text:p>
          </table:table-cell>
          <table:table-cell office:value-type="string" table:style-name="ce1">
            <text:p>Yosaku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Ninjin</text:p>
          </table:table-cell>
          <table:table-cell office:value-type="string" table:style-name="ce1">
            <text:p>Ninj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Piiman</text:p>
          </table:table-cell>
          <table:table-cell office:value-type="string" table:style-name="ce1">
            <text:p>Pii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Tamanegi</text:p>
          </table:table-cell>
          <table:table-cell office:value-type="string" table:style-name="ce1">
            <text:p>Tamane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Kaya</text:p>
          </table:table-cell>
          <table:table-cell office:value-type="string" table:style-name="ce1">
            <text:p>Kay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Sham y Buc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Chew</text:p>
          </table:table-cell>
          <table:table-cell office:value-type="string" table:style-name="ce1">
            <text:p>Chew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Yosaku</text:p>
          </table:table-cell>
          <table:table-cell office:value-type="string" table:style-name="ce1">
            <text:p>Yosak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Johnn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Carne</text:p>
          </table:table-cell>
          <table:table-cell office:value-type="string" table:style-name="ce1">
            <text:p>Car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Patty</text:p>
          </table:table-cell>
          <table:table-cell office:value-type="string" table:style-name="ce1">
            <text:p>Patt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Donny</text:p>
          </table:table-cell>
          <table:table-cell office:value-type="string" table:style-name="ce1">
            <text:p>Donny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Zeff</text:p>
          </table:table-cell>
          <table:table-cell office:value-type="string" table:style-name="ce1">
            <text:p>Zeff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Danny</text:p>
          </table:table-cell>
          <table:table-cell office:value-type="string" table:style-name="ce1">
            <text:p>Danny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Denny</text:p>
          </table:table-cell>
          <table:table-cell office:value-type="string" table:style-name="ce1">
            <text:p>Denny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Fullbody</text:p>
          </table:table-cell>
          <table:table-cell office:value-type="string" table:style-name="ce1">
            <text:p>Fullbod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Golass</text:p>
          </table:table-cell>
          <table:table-cell office:value-type="string" table:style-name="ce1">
            <text:p>Golass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Pear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Nojiko</text:p>
          </table:table-cell>
          <table:table-cell office:value-type="string" table:style-name="ce1">
            <text:p>Nojik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Yasopp</text:p>
          </table:table-cell>
          <table:table-cell office:value-type="string" table:style-name="ce1">
            <text:p>Yasopp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Genzo</text:p>
          </table:table-cell>
          <table:table-cell office:value-type="string" table:style-name="ce1">
            <text:p>Genz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Pudding Pudding</text:p>
          </table:table-cell>
          <table:table-cell office:value-type="string" table:style-name="ce1">
            <text:p>Pudding Puddi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Momoo</text:p>
          </table:table-cell>
          <table:table-cell office:value-type="string" table:style-name="ce1">
            <text:p>Momo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Nezumi</text:p>
          </table:table-cell>
          <table:table-cell office:value-type="string" table:style-name="ce1">
            <text:p>Nezum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Kuroob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hew</text:p>
          </table:table-cell>
          <table:table-cell office:value-type="string" table:style-name="ce1">
            <text:p>Chew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Tobio</text:p>
          </table:table-cell>
          <table:table-cell office:value-type="string" table:style-name="ce1">
            <text:p>Tobi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Ganzo</text:p>
          </table:table-cell>
          <table:table-cell office:value-type="string" table:style-name="ce1">
            <text:p>Ganz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Woonan</text:p>
          </table:table-cell>
          <table:table-cell office:value-type="string" table:style-name="ce1">
            <text:p>Woon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Donny</text:p>
          </table:table-cell>
          <table:table-cell office:value-type="string" table:style-name="ce1">
            <text:p>Donn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anny</text:p>
          </table:table-cell>
          <table:table-cell office:value-type="string" table:style-name="ce1">
            <text:p>Dann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enny</text:p>
          </table:table-cell>
          <table:table-cell office:value-type="string" table:style-name="ce1">
            <text:p>Denn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olass</text:p>
          </table:table-cell>
          <table:table-cell office:value-type="string" table:style-name="ce1">
            <text:p>Golas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¡Convertirse En El Rey De Los Piratas!</text:p>
          </table:table-cell>
          <table:table-cell office:value-type="string" table:style-name="ce1">
            <text:p>WonderSwan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Soft Mach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La Leyenda De La Isla Arcoiri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Tomcat System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Dialogo o Enemigo/a</text:p>
          </table:table-cell>
          <table:table-cell office:value-type="string" table:style-name="ce1">
            <text:p>Drayke</text:p>
          </table:table-cell>
          <table:table-cell office:value-type="string" table:style-name="ce1">
            <text:p>Drayk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La Leyenda De La Isla Arcoiri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Tomcat System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Dialogo o Enemigo/a</text:p>
          </table:table-cell>
          <table:table-cell office:value-type="string" table:style-name="ce1">
            <text:p>Pesca</text:p>
          </table:table-cell>
          <table:table-cell office:value-type="string" table:style-name="ce1">
            <text:p>Pesc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La Leyenda De La Isla Arcoiri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Tomcat System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Dialogo o Enemigo/a</text:p>
          </table:table-cell>
          <table:table-cell office:value-type="string" table:style-name="ce1">
            <text:p>Kaabo</text:p>
          </table:table-cell>
          <table:table-cell office:value-type="string" table:style-name="ce1">
            <text:p>Kaab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La Leyenda De La Isla Arcoiri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Tomcat System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Dialogo o Enemigo/a</text:p>
          </table:table-cell>
          <table:table-cell office:value-type="string" table:style-name="ce1">
            <text:p>Garride</text:p>
          </table:table-cell>
          <table:table-cell office:value-type="string" table:style-name="ce1">
            <text:p>Garrid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La Leyenda De La Isla Arcoiri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Tomcat System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Dialogo o Enemigo/a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Harry (Gyojin)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La Leyenda De La Isla Arcoiri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Tomcat System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Dialogo o Enemigo/a</text:p>
          </table:table-cell>
          <table:table-cell office:value-type="string" table:style-name="ce1">
            <text:p>Dolce</text:p>
          </table:table-cell>
          <table:table-cell office:value-type="string" table:style-name="ce1">
            <text:p>Dolc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La Leyenda De La Isla Arcoiri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Tomcat System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ias</text:p>
          </table:table-cell>
          <table:table-cell office:value-type="string" table:style-name="ce1">
            <text:p>Dias</text:p>
          </table:table-cell>
          <table:table-cell office:value-type="string" table:style-name="ce1">
            <text:p>Dialogo o Enemigo/a</text:p>
          </table:table-cell>
          <table:table-cell office:value-type="string" table:style-name="ce1">
            <text:p>Reira</text:p>
          </table:table-cell>
          <table:table-cell office:value-type="string" table:style-name="ce1">
            <text:p>Reir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La Leyenda De La Isla Arcoiri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Tomcat System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 o Enemigo/a</text:p>
          </table:table-cell>
          <table:table-cell office:value-type="string" table:style-name="ce1">
            <text:p>Chip y Mini</text:p>
          </table:table-cell>
          <table:table-cell office:value-type="string" table:style-name="ce1">
            <text:p>Chip y Min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La Leyenda De La Isla Arcoiri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Tomcat System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 o Enemigo/a</text:p>
          </table:table-cell>
          <table:table-cell office:value-type="string" table:style-name="ce1">
            <text:p>Blow</text:p>
          </table:table-cell>
          <table:table-cell office:value-type="string" table:style-name="ce1">
            <text:p>Blow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La Leyenda De La Isla Arcoiri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Tomcat System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 o Enemigo/a</text:p>
          </table:table-cell>
          <table:table-cell office:value-type="string" table:style-name="ce1">
            <text:p>Punch</text:p>
          </table:table-cell>
          <table:table-cell office:value-type="string" table:style-name="ce1">
            <text:p>Punch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Helsing</text:p>
          </table:table-cell>
          <table:table-cell office:value-type="string" table:style-name="ce1">
            <text:p>Helsi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Karo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Johnn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Yosaku</text:p>
          </table:table-cell>
          <table:table-cell office:value-type="string" table:style-name="ce1">
            <text:p>Yosak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Ipponmatsu</text:p>
          </table:table-cell>
          <table:table-cell office:value-type="string" table:style-name="ce1">
            <text:p>Ipponmats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Nako</text:p>
          </table:table-cell>
          <table:table-cell office:value-type="string" table:style-name="ce1">
            <text:p>Nak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Cello</text:p>
          </table:table-cell>
          <table:table-cell office:value-type="string" table:style-name="ce1">
            <text:p>Cell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Lytton</text:p>
          </table:table-cell>
          <table:table-cell office:value-type="string" table:style-name="ce1">
            <text:p>Lytto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Cal</text:p>
          </table:table-cell>
          <table:table-cell office:value-type="string" table:style-name="ce1">
            <text:p>Ca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Wars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Karasu (No Canon)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rand Battle! Swan Colosseum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Dimps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Grand Battle! Swan Colosseum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Dimps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Grand Battle! Swan Colosseum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Dimps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Grand Battle! Swan Colosseum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Dimps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Grand Battle! Swan Colosseum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Dimps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Grand Battle! Swan Colosseum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Dimps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One Piece Treasure Wars 2 Bienvenidos a Buggyland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6C</text:p>
          </table:table-cell>
          <table:table-cell office:value-type="string" table:style-name="ce1">
            <text:p>La Gran Aventura De Chopper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Fang</text:p>
          </table:table-cell>
          <table:table-cell office:value-type="string" table:style-name="ce1">
            <text:p>Fang</text:p>
          </table:table-cell>
          <table:table-cell table:number-columns-repeated="16367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string" table:style-name="ce1">
            <text:p>La Gran Aventura De Chopper</text:p>
          </table:table-cell>
          <table:table-cell office:value-type="string" table:style-name="ce1">
            <text:p>WonderSwan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Raccoon</text:p>
          </table:table-cell>
          <table:table-cell office:value-type="string" table:style-name="ce1">
            <text:p>Raccoon (No Canon)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Kob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Helmeppo</text:p>
          </table:table-cell>
          <table:table-cell office:value-type="string" table:style-name="ce1">
            <text:p>Helmepp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elmeppo</text:p>
          </table:table-cell>
          <table:table-cell office:value-type="string" table:style-name="ce1">
            <text:p>Helmepp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org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Moh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Chouchou</text:p>
          </table:table-cell>
          <table:table-cell office:value-type="string" table:style-name="ce1">
            <text:p>Chouchou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houchou</text:p>
          </table:table-cell>
          <table:table-cell office:value-type="string" table:style-name="ce1">
            <text:p>Choucho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Tamanegi</text:p>
          </table:table-cell>
          <table:table-cell office:value-type="string" table:style-name="ce1">
            <text:p>Tamaneg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amanegi</text:p>
          </table:table-cell>
          <table:table-cell office:value-type="string" table:style-name="ce1">
            <text:p>Tamane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jin</text:p>
          </table:table-cell>
          <table:table-cell office:value-type="string" table:style-name="ce1">
            <text:p>Ninji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Ninjin</text:p>
          </table:table-cell>
          <table:table-cell office:value-type="string" table:style-name="ce1">
            <text:p>Ninj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Piiman</text:p>
          </table:table-cell>
          <table:table-cell office:value-type="string" table:style-name="ce1">
            <text:p>Piima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iiman</text:p>
          </table:table-cell>
          <table:table-cell office:value-type="string" table:style-name="ce1">
            <text:p>Pii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Johnn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Yosaku</text:p>
          </table:table-cell>
          <table:table-cell office:value-type="string" table:style-name="ce1">
            <text:p>Yosaku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Yosaku</text:p>
          </table:table-cell>
          <table:table-cell office:value-type="string" table:style-name="ce1">
            <text:p>Yosak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Pear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Nacimiento De La Banda Pirata De Ensueno De Luffy!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6V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houchou</text:p>
          </table:table-cell>
          <table:table-cell office:value-type="string" table:style-name="ce1">
            <text:p>Chouchou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houchou</text:p>
          </table:table-cell>
          <table:table-cell office:value-type="string" table:style-name="ce1">
            <text:p>Choucho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Golass</text:p>
          </table:table-cell>
          <table:table-cell office:value-type="string" table:style-name="ce1">
            <text:p>Golas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olass</text:p>
          </table:table-cell>
          <table:table-cell office:value-type="string" table:style-name="ce1">
            <text:p>Golas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r. 9</text:p>
          </table:table-cell>
          <table:table-cell office:value-type="string" table:style-name="ce1">
            <text:p>Mr. 9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r. 9</text:p>
          </table:table-cell>
          <table:table-cell office:value-type="string" table:style-name="ce1">
            <text:p>Mr. 9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Igaram</text:p>
          </table:table-cell>
          <table:table-cell office:value-type="string" table:style-name="ce1">
            <text:p>Igaram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Igaram</text:p>
          </table:table-cell>
          <table:table-cell office:value-type="string" table:style-name="ce1">
            <text:p>Igar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iss Monday</text:p>
          </table:table-cell>
          <table:table-cell office:value-type="string" table:style-name="ce1">
            <text:p>Miss Monda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iss Monday</text:p>
          </table:table-cell>
          <table:table-cell office:value-type="string" table:style-name="ce1">
            <text:p>Miss Monda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Marian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gistro De Aventuras De Ensueno En El Grand Line</text:p>
          </table:table-cell>
          <table:table-cell office:value-type="string" table:style-name="ce1">
            <text:p>Game Boy Color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RPG</text:p>
          </table:table-cell>
          <table:table-cell office:value-type="string" table:style-name="ce1">
            <text:p>Alpha Uni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org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in</text:p>
          </table:table-cell>
          <table:table-cell office:value-type="string" table:style-name="ce1">
            <text:p>Din0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Zabal</text:p>
          </table:table-cell>
          <table:table-cell office:value-type="string" table:style-name="ce1">
            <text:p>Zaba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ad</text:p>
          </table:table-cell>
          <table:table-cell office:value-type="string" table:style-name="ce1">
            <text:p>Gad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Niphtal</text:p>
          </table:table-cell>
          <table:table-cell office:value-type="string" table:style-name="ce1">
            <text:p>Niphta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Halsey</text:p>
          </table:table-cell>
          <table:table-cell office:value-type="string" table:style-name="ce1">
            <text:p>Halse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immel</text:p>
          </table:table-cell>
          <table:table-cell office:value-type="string" table:style-name="ce1">
            <text:p>Kimme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aphir</text:p>
          </table:table-cell>
          <table:table-cell office:value-type="string" table:style-name="ce1">
            <text:p>Saphi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Rubis</text:p>
          </table:table-cell>
          <table:table-cell office:value-type="string" table:style-name="ce1">
            <text:p>Rubi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meraude</text:p>
          </table:table-cell>
          <table:table-cell office:value-type="string" table:style-name="ce1">
            <text:p>Emeraud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Zau Ra Zau</text:p>
          </table:table-cell>
          <table:table-cell office:value-type="string" table:style-name="ce1">
            <text:p>Zau Ra Za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au Ra Kau</text:p>
          </table:table-cell>
          <table:table-cell office:value-type="string" table:style-name="ce1">
            <text:p>Kau Ra Ka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imurgh</text:p>
          </table:table-cell>
          <table:table-cell office:value-type="string" table:style-name="ce1">
            <text:p>Simurgh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Hey</text:p>
          </table:table-cell>
          <table:table-cell office:value-type="string" table:style-name="ce1">
            <text:p>He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oe</text:p>
          </table:table-cell>
          <table:table-cell office:value-type="string" table:style-name="ce1">
            <text:p>Co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Tay</text:p>
          </table:table-cell>
          <table:table-cell office:value-type="string" table:style-name="ce1">
            <text:p>Ta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Otsu</text:p>
          </table:table-cell>
          <table:table-cell office:value-type="string" table:style-name="ce1">
            <text:p>Ots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Wadatsumi</text:p>
          </table:table-cell>
          <table:table-cell office:value-type="string" table:style-name="ce1">
            <text:p>Wadatsum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aki</text:p>
          </table:table-cell>
          <table:table-cell office:value-type="string" table:style-name="ce1">
            <text:p>Saki (No Canon)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eryl</text:p>
          </table:table-cell>
          <table:table-cell office:value-type="string" table:style-name="ce1">
            <text:p>Mery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LeMay</text:p>
          </table:table-cell>
          <table:table-cell office:value-type="string" table:style-name="ce1">
            <text:p>LeMa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El Gran Tesoro Secreto De Las Siete Islas Fantasma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Banprest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arragan</text:p>
          </table:table-cell>
          <table:table-cell office:value-type="string" table:style-name="ce1">
            <text:p>Carrag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org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Moh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Sham y Buc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olass</text:p>
          </table:table-cell>
          <table:table-cell office:value-type="string" table:style-name="ce1">
            <text:p>Golas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Joke</text:p>
          </table:table-cell>
          <table:table-cell office:value-type="string" table:style-name="ce1">
            <text:p>Jok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Pear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hew</text:p>
          </table:table-cell>
          <table:table-cell office:value-type="string" table:style-name="ce1">
            <text:p>Chew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Kuroob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rik</text:p>
          </table:table-cell>
          <table:table-cell office:value-type="string" table:style-name="ce1">
            <text:p>Erik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Bear Ki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Honey Quee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oo Jack</text:p>
          </table:table-cell>
          <table:table-cell office:value-type="string" table:style-name="ce1">
            <text:p>Boo Jack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in Joker</text:p>
          </table:table-cell>
          <table:table-cell office:value-type="string" table:style-name="ce1">
            <text:p>Pin Jok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kunk One</text:p>
          </table:table-cell>
          <table:table-cell office:value-type="string" table:style-name="ce1">
            <text:p>Skunk O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Marian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hess</text:p>
          </table:table-cell>
          <table:table-cell office:value-type="string" table:style-name="ce1">
            <text:p>Ches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marimo</text:p>
          </table:table-cell>
          <table:table-cell office:value-type="string" table:style-name="ce1">
            <text:p>Kuromarim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Bab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injin</text:p>
          </table:table-cell>
          <table:table-cell office:value-type="string" table:style-name="ce1">
            <text:p>Ninj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amanegi</text:p>
          </table:table-cell>
          <table:table-cell office:value-type="string" table:style-name="ce1">
            <text:p>Tamane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iiman</text:p>
          </table:table-cell>
          <table:table-cell office:value-type="string" table:style-name="ce1">
            <text:p>Pii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Johnn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Yosaku</text:p>
          </table:table-cell>
          <table:table-cell office:value-type="string" table:style-name="ce1">
            <text:p>Yosak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orry</text:p>
          </table:table-cell>
          <table:table-cell office:value-type="string" table:style-name="ce1">
            <text:p>Dorr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rogy</text:p>
          </table:table-cell>
          <table:table-cell office:value-type="string" table:style-name="ce1">
            <text:p>Bro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Igaram</text:p>
          </table:table-cell>
          <table:table-cell office:value-type="string" table:style-name="ce1">
            <text:p>Igar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Apunta! El Rey del Belly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Juego De Mesa</text:p>
          </table:table-cell>
          <table:table-cell office:value-type="string" table:style-name="ce1">
            <text:p>BeanCurd Label</text:p>
          </table:table-cell>
          <table:table-cell office:value-type="string" table:style-name="ce1">
            <text:p>Banpresto 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Baseball Sombreros De Paj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Baseball Sombreros De Paj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Baseball Sombreros De Paj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Baseball Sombreros De Paj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Baseball Sombreros De Paj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Baseball Sombreros De Paj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Baseball Sombreros De Paj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Baseball Sombreros De Paj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Baseball Sombreros De Paj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Baseball Sombreros De Paj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Baseball Sombreros De Paj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Baseball Sombreros De Paj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Baseball Sombreros De Paj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Baseball Sombreros De Paj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Baseball East Blu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Baseball East Blu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Baseball East Blu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Baseball East Blu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Baseball East Blu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Baseball East Blu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Baseball East Blu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Baseball East Blu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Baseball East Blu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Baseball East Blu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Baseball East Blu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Baseball East Blu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Baseball East Blu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Baseball East Blu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aseball Grand L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aseball Grand L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Baseball Grand L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Baseball Grand L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Baseball Grand L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Baseball Grand L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aseball Grand L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aseball Grand L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Baseball Grand L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Baseball Grand L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Baseball Grand L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Baseball Grand L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hessmarino</text:p>
          </table:table-cell>
          <table:table-cell office:value-type="string" table:style-name="ce1">
            <text:p>Baseball Grand L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hessmarino</text:p>
          </table:table-cell>
          <table:table-cell office:value-type="string" table:style-name="ce1">
            <text:p>Baseball Grand L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Baseball Mar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Baseball Mar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Baseball Mar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Baseball Mar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Baseball Mar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Baseball Mar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Baseball Mar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Baseball Mar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Fullbody</text:p>
          </table:table-cell>
          <table:table-cell office:value-type="string" table:style-name="ce1">
            <text:p>Baseball Mar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Fullbody</text:p>
          </table:table-cell>
          <table:table-cell office:value-type="string" table:style-name="ce1">
            <text:p>Baseball Mar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Baseball Mar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Baseball Mar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Helmeppo</text:p>
          </table:table-cell>
          <table:table-cell office:value-type="string" table:style-name="ce1">
            <text:p>Baseball Marin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elmeppo</text:p>
          </table:table-cell>
          <table:table-cell office:value-type="string" table:style-name="ce1">
            <text:p>Baseball Mari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Baseball Baroque Wor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Baseball Baroque Wor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Baseball Baroque Wor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Baseball Baroque Wor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Baseball Baroque Wor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Baseball Baroque Wor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Baseball Baroque Wor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Baseball Baroque Wor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Baseball Baroque Wor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Baseball Baroque Wor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Baseball Baroque Wor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Baseball Baroque Wor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r. 9</text:p>
          </table:table-cell>
          <table:table-cell office:value-type="string" table:style-name="ce1">
            <text:p>Baseball Baroque Wor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r. 9</text:p>
          </table:table-cell>
          <table:table-cell office:value-type="string" table:style-name="ce1">
            <text:p>Baseball Baroque Wor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Baseball Skypie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Baseball Skypie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tori</text:p>
          </table:table-cell>
          <table:table-cell office:value-type="string" table:style-name="ce1">
            <text:p>Baseball Skypie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atori</text:p>
          </table:table-cell>
          <table:table-cell office:value-type="string" table:style-name="ce1">
            <text:p>Baseball Skypie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hura</text:p>
          </table:table-cell>
          <table:table-cell office:value-type="string" table:style-name="ce1">
            <text:p>Baseball Skypie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hura</text:p>
          </table:table-cell>
          <table:table-cell office:value-type="string" table:style-name="ce1">
            <text:p>Baseball Skypie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Gedatsu</text:p>
          </table:table-cell>
          <table:table-cell office:value-type="string" table:style-name="ce1">
            <text:p>Baseball Skypie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edatsu</text:p>
          </table:table-cell>
          <table:table-cell office:value-type="string" table:style-name="ce1">
            <text:p>Baseball Skypie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Baseball Skypie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Baseball Skypie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otori</text:p>
          </table:table-cell>
          <table:table-cell office:value-type="string" table:style-name="ce1">
            <text:p>Baseball Skypie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otori</text:p>
          </table:table-cell>
          <table:table-cell office:value-type="string" table:style-name="ce1">
            <text:p>Baseball Skypie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Hotori</text:p>
          </table:table-cell>
          <table:table-cell office:value-type="string" table:style-name="ce1">
            <text:p>Baseball Skypie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otori</text:p>
          </table:table-cell>
          <table:table-cell office:value-type="string" table:style-name="ce1">
            <text:p>Baseball Skypie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ihawk</text:p>
          </table:table-cell>
          <table:table-cell office:value-type="string" table:style-name="ce1">
            <text:p>Mihawk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Benn Beck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Yasopp</text:p>
          </table:table-cell>
          <table:table-cell office:value-type="string" table:style-name="ce1">
            <text:p>Yasopp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Yasopp</text:p>
          </table:table-cell>
          <table:table-cell office:value-type="string" table:style-name="ce1">
            <text:p>Yasopp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Lucky Roux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oing Baseball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Now Product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ckstar</text:p>
          </table:table-cell>
          <table:table-cell office:value-type="string" table:style-name="ce1">
            <text:p>Rocksta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Rockstar</text:p>
          </table:table-cell>
          <table:table-cell office:value-type="string" table:style-name="ce1">
            <text:p>Rocksta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orche</text:p>
          </table:table-cell>
          <table:table-cell office:value-type="string" table:style-name="ce1">
            <text:p>Porch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amburg</text:p>
          </table:table-cell>
          <table:table-cell office:value-type="string" table:style-name="ce1">
            <text:p>Hambur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Igaram</text:p>
          </table:table-cell>
          <table:table-cell office:value-type="string" table:style-name="ce1">
            <text:p>Igar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hessmarimo</text:p>
          </table:table-cell>
          <table:table-cell office:value-type="string" table:style-name="ce1">
            <text:p>Chessmarim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Moh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Sham y Buc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Fullbody</text:p>
          </table:table-cell>
          <table:table-cell office:value-type="string" table:style-name="ce1">
            <text:p>Fullbod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atsu</text:p>
          </table:table-cell>
          <table:table-cell office:value-type="string" table:style-name="ce1">
            <text:p>Tats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Dragon Dream!</text:p>
          </table:table-cell>
          <table:table-cell office:value-type="string" table:style-name="ce1">
            <text:p>Game Boy Advanc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5VZ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Yuta</text:p>
          </table:table-cell>
          <table:table-cell office:value-type="string" table:style-name="ce1">
            <text:p>Yut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eika</text:p>
          </table:table-cell>
          <table:table-cell office:value-type="string" table:style-name="ce1">
            <text:p>Reik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org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yuji</text:p>
          </table:table-cell>
          <table:table-cell office:value-type="string" table:style-name="ce1">
            <text:p>Ryuj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Rika</text:p>
          </table:table-cell>
          <table:table-cell office:value-type="string" table:style-name="ce1">
            <text:p>Rik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Moh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houchou</text:p>
          </table:table-cell>
          <table:table-cell office:value-type="string" table:style-name="ce1">
            <text:p>Choucho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aimon</text:p>
          </table:table-cell>
          <table:table-cell office:value-type="string" table:style-name="ce1">
            <text:p>Gaimo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Sham y Buc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¡Zarpemos Banda Pirata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im-at Entertainmen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Sham y Buc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Moh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Kuroob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hew</text:p>
          </table:table-cell>
          <table:table-cell office:value-type="string" table:style-name="ce1">
            <text:p>Chew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Igaram</text:p>
          </table:table-cell>
          <table:table-cell office:value-type="string" table:style-name="ce1">
            <text:p>Igar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Karo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iburon Panda</text:p>
          </table:table-cell>
          <table:table-cell office:value-type="string" table:style-name="ce1">
            <text:p>Tiburon Pan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Benn Beck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Lucky Roux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Yasopp</text:p>
          </table:table-cell>
          <table:table-cell office:value-type="string" table:style-name="ce1">
            <text:p>Yasopp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Chak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Escuadron De Super Patos</text:p>
          </table:table-cell>
          <table:table-cell office:value-type="string" table:style-name="ce1">
            <text:p>Escuadron De Super Pato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hess</text:p>
          </table:table-cell>
          <table:table-cell office:value-type="string" table:style-name="ce1">
            <text:p>Ches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romarimo</text:p>
          </table:table-cell>
          <table:table-cell office:value-type="string" table:style-name="ce1">
            <text:p>Kuromarim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hessmarimo</text:p>
          </table:table-cell>
          <table:table-cell office:value-type="string" table:style-name="ce1">
            <text:p>Chessmarim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Bab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Marian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nchi</text:p>
          </table:table-cell>
          <table:table-cell office:value-type="string" table:style-name="ce1">
            <text:p>Banc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Moh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Sham y Buc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hew</text:p>
          </table:table-cell>
          <table:table-cell office:value-type="string" table:style-name="ce1">
            <text:p>Chew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Kuroob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iburon Panda</text:p>
          </table:table-cell>
          <table:table-cell office:value-type="string" table:style-name="ce1">
            <text:p>Tiburon Pan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Lucky Roux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Benn Beck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2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Yasopp</text:p>
          </table:table-cell>
          <table:table-cell office:value-type="string" table:style-name="ce1">
            <text:p>Yasopp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7V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Ocean´s Dream</text:p>
          </table:table-cell>
          <table:table-cell office:value-type="string" table:style-name="ce1">
            <text:p>PS1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1">
            <text:p>8ing; Q Entertainment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Rocky Hattari</text:p>
          </table:table-cell>
          <table:table-cell office:value-type="string" table:style-name="ce1">
            <text:p>Rocky Hattar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Rocky Hattari</text:p>
          </table:table-cell>
          <table:table-cell office:value-type="string" table:style-name="ce1">
            <text:p>Rocky Hattari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7V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cky Hattari</text:p>
          </table:table-cell>
          <table:table-cell office:value-type="string" table:style-name="ce1">
            <text:p>Rocky Hattar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Rocky Hattari</text:p>
          </table:table-cell>
          <table:table-cell office:value-type="string" table:style-name="ce1">
            <text:p>Rocky Hattar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Treasure Battle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1">
            <text:p>BEC (Bandai Entertainment Company)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ihawk</text:p>
          </table:table-cell>
          <table:table-cell office:value-type="string" table:style-name="ce1">
            <text:p>Mihawk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7J</text:p>
          </table:table-cell>
          <table:table-cell office:value-type="string" table:style-name="ce1">
            <text:p>One Piece Grand Battle! 3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an Fall</text:p>
          </table:table-cell>
          <table:table-cell office:value-type="string" table:style-name="ce1">
            <text:p>Gan Fal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3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3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Wyper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edatsu</text:p>
          </table:table-cell>
          <table:table-cell office:value-type="string" table:style-name="ce1">
            <text:p>Gedats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3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ura</text:p>
          </table:table-cell>
          <table:table-cell office:value-type="string" table:style-name="ce1">
            <text:p>Shur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3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atori</text:p>
          </table:table-cell>
          <table:table-cell office:value-type="string" table:style-name="ce1">
            <text:p>Sator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3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3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Fullbody</text:p>
          </table:table-cell>
          <table:table-cell office:value-type="string" table:style-name="ce1">
            <text:p>Fullbod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3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Lucky Roux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3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Benn Beck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3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Yasopp</text:p>
          </table:table-cell>
          <table:table-cell office:value-type="string" table:style-name="ce1">
            <text:p>Yasopp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3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Rockstar</text:p>
          </table:table-cell>
          <table:table-cell office:value-type="string" table:style-name="ce1">
            <text:p>Rocksta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ng Fu Dugong</text:p>
          </table:table-cell>
          <table:table-cell office:value-type="string" table:style-name="ce1">
            <text:p>Kung Fu Dug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Johnn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Yosaku</text:p>
          </table:table-cell>
          <table:table-cell office:value-type="string" table:style-name="ce1">
            <text:p>Yosak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enzo</text:p>
          </table:table-cell>
          <table:table-cell office:value-type="string" table:style-name="ce1">
            <text:p>Genz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iiman</text:p>
          </table:table-cell>
          <table:table-cell office:value-type="string" table:style-name="ce1">
            <text:p>Pii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Ninjin</text:p>
          </table:table-cell>
          <table:table-cell office:value-type="string" table:style-name="ce1">
            <text:p>Ninj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amanegi</text:p>
          </table:table-cell>
          <table:table-cell office:value-type="string" table:style-name="ce1">
            <text:p>Tamane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Zeff</text:p>
          </table:table-cell>
          <table:table-cell office:value-type="string" table:style-name="ce1">
            <text:p>Zeff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reha</text:p>
          </table:table-cell>
          <table:table-cell office:value-type="string" table:style-name="ce1">
            <text:p>Kureh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oderes Hana Hana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Marian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Moh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Sham y Buc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Pear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hew</text:p>
          </table:table-cell>
          <table:table-cell office:value-type="string" table:style-name="ce1">
            <text:p>Chew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Kuroob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Bab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60.000.000 Volt Julungul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orche</text:p>
          </table:table-cell>
          <table:table-cell office:value-type="string" table:style-name="ce1">
            <text:p>Porch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amburg</text:p>
          </table:table-cell>
          <table:table-cell office:value-type="string" table:style-name="ce1">
            <text:p>Hambur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Ice Bike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reatest Impact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Lucky Roux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Benn Beck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rand Battle! Rush!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nbarion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Yasopp</text:p>
          </table:table-cell>
          <table:table-cell office:value-type="string" table:style-name="ce1">
            <text:p>Yasopp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7V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orry</text:p>
          </table:table-cell>
          <table:table-cell office:value-type="string" table:style-name="ce1">
            <text:p>Dorr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orry</text:p>
          </table:table-cell>
          <table:table-cell office:value-type="string" table:style-name="ce1">
            <text:p>Dorr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rogy</text:p>
          </table:table-cell>
          <table:table-cell office:value-type="string" table:style-name="ce1">
            <text:p>Brog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rogy</text:p>
          </table:table-cell>
          <table:table-cell office:value-type="string" table:style-name="ce1">
            <text:p>Brog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atty</text:p>
          </table:table-cell>
          <table:table-cell office:value-type="string" table:style-name="ce1">
            <text:p>Patt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atty</text:p>
          </table:table-cell>
          <table:table-cell office:value-type="string" table:style-name="ce1">
            <text:p>Patt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Zambai</text:p>
          </table:table-cell>
          <table:table-cell office:value-type="string" table:style-name="ce1">
            <text:p>Zamba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Zambai</text:p>
          </table:table-cell>
          <table:table-cell office:value-type="string" table:style-name="ce1">
            <text:p>Zamba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Bab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Wyper</text:p>
          </table:table-cell>
          <table:table-cell office:value-type="string" table:style-name="ce1">
            <text:p>Wyp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Wyper</text:p>
          </table:table-cell>
          <table:table-cell office:value-type="string" table:style-name="ce1">
            <text:p>Wyp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tori</text:p>
          </table:table-cell>
          <table:table-cell office:value-type="string" table:style-name="ce1">
            <text:p>Sator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atori</text:p>
          </table:table-cell>
          <table:table-cell office:value-type="string" table:style-name="ce1">
            <text:p>Sator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Pauli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Kalif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Itomimizu</text:p>
          </table:table-cell>
          <table:table-cell office:value-type="string" table:style-name="ce1">
            <text:p>Itomimizu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Itomimizu</text:p>
          </table:table-cell>
          <table:table-cell office:value-type="string" table:style-name="ce1">
            <text:p>Itomimiz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ezumi</text:p>
          </table:table-cell>
          <table:table-cell office:value-type="string" table:style-name="ce1">
            <text:p>Nezum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Nezumi</text:p>
          </table:table-cell>
          <table:table-cell office:value-type="string" table:style-name="ce1">
            <text:p>Nezum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Zeff</text:p>
          </table:table-cell>
          <table:table-cell office:value-type="string" table:style-name="ce1">
            <text:p>Zeff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Zeff</text:p>
          </table:table-cell>
          <table:table-cell office:value-type="string" table:style-name="ce1">
            <text:p>Zeff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reha</text:p>
          </table:table-cell>
          <table:table-cell office:value-type="string" table:style-name="ce1">
            <text:p>Kureh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reha</text:p>
          </table:table-cell>
          <table:table-cell office:value-type="string" table:style-name="ce1">
            <text:p>Kureh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asira</text:p>
          </table:table-cell>
          <table:table-cell office:value-type="string" table:style-name="ce1">
            <text:p>Masir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asira</text:p>
          </table:table-cell>
          <table:table-cell office:value-type="string" table:style-name="ce1">
            <text:p>Masir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Karo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Pirates Carnival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Party (Fiesta)</text:p>
          </table:table-cell>
          <table:table-cell office:value-type="string" table:style-name="ce4">
            <text:p>Bandai y h.a.n.d.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ng Fu Dugong</text:p>
          </table:table-cell>
          <table:table-cell office:value-type="string" table:style-name="ce1">
            <text:p>Kung Fu Dugong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ng Fu Dugong</text:p>
          </table:table-cell>
          <table:table-cell office:value-type="string" table:style-name="ce1">
            <text:p>Kung Fu Dugong</text:p>
          </table:table-cell>
          <table:table-cell table:number-columns-repeated="16367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Battle Stadium D.O.N</text:p>
          </table:table-cell>
          <table:table-cell office:value-type="string" table:style-name="ce1">
            <text:p>Game Cub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Eighting Q Entertainment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Son Goku, Son Gohan, Piccolo, Trunks Del Futuro, Vegeta, Freezer, Cell y Majin Boo (Dragon Ball)&lt;br&gt;Naruto Uzumaki, Sasuke Uchiha, Sakura Haruno, Kakashi Hatake, Rock Lee y Gaara (Naruto)</text:p>
          </table:table-cell>
          <table:table-cell office:value-type="string" table:style-name="ce1">
            <text:p>Weekly Shonen Jump Log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on Goku, Son Gohan, Piccolo, Trunks Del Futuro, Vegeta, Freezer, Cell y Majin Boo (Dragon Ball)&lt;br&gt;Naruto Uzumaki, Sasuke Uchiha, Sakura Haruno, Kakashi Hatake, Rock Lee y Gaara (Naruto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ohji</text:p>
          </table:table-cell>
          <table:table-cell office:value-type="string" table:style-name="ce1">
            <text:p>Mohj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Sham y Buc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Kuroob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hew</text:p>
          </table:table-cell>
          <table:table-cell office:value-type="string" table:style-name="ce1">
            <text:p>Chew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marimo</text:p>
          </table:table-cell>
          <table:table-cell office:value-type="string" table:style-name="ce1">
            <text:p>Kuromarim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hess</text:p>
          </table:table-cell>
          <table:table-cell office:value-type="string" table:style-name="ce1">
            <text:p>Ches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hessmarimo</text:p>
          </table:table-cell>
          <table:table-cell office:value-type="string" table:style-name="ce1">
            <text:p>Chessmarim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ananawani</text:p>
          </table:table-cell>
          <table:table-cell office:value-type="string" table:style-name="ce1">
            <text:p>Bananawan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hura</text:p>
          </table:table-cell>
          <table:table-cell office:value-type="string" table:style-name="ce1">
            <text:p>Shur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edatsu</text:p>
          </table:table-cell>
          <table:table-cell office:value-type="string" table:style-name="ce1">
            <text:p>Gedats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Oh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atori</text:p>
          </table:table-cell>
          <table:table-cell office:value-type="string" table:style-name="ce1">
            <text:p>Sator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Yama</text:p>
          </table:table-cell>
          <table:table-cell office:value-type="string" table:style-name="ce1">
            <text:p>Yam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lyue</text:p>
          </table:table-cell>
          <table:table-cell office:value-type="string" table:style-name="ce1">
            <text:p>Blyu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Round The 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Artdink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ghting For One Piec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Plan-Ou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Fighting For One Piec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Plan-Ou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Fighting For One Piec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Plan-Ou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Fighting For One Piec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Plan-Ou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Fighting For One Piec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Plan-Out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Super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Super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Super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rain Heartnet y Sven Vollfied (Black Cat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Super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Rukia Kuchiki (Bleach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Super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elly Jiggler y Gasser (Bobobo-bo Bo-bobo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Super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Eve (Black Cat)&lt;br&gt;Ichigo Kurosaki (Bleach)&lt;br&gt;Bobobo y Don Patch (Bobobo-bo Bo-bobo)&lt;br&gt;Kazuki Muto (Buso Renkin)&lt;br&gt;Allen Walker (D.Gray-man)&lt;br&gt;Son Goku, Son Gohan, Piccolo, Vegeta y Gotenks (Dragon Ball)&lt;br&gt;Arale Norimaki y Dr. Mashirito (Dr. Slump)&lt;br&gt;Gintoki Sakata (Gintama)&lt;br&gt;Gon Freecss (Hunter × Hunter)&lt;br&gt;Jotaro Kujo y Dio Brando (JoJo's Bizarre Adventure)&lt;br&gt;Naruto Uzumaki, Sasuke Uchiha, Sakura Haruno y Kakashi Hatake (Naruto)&lt;br&gt;Kankichi Ryotsu (KochiKame)&lt;br&gt;Junichi Jaguar (Pyu to Fuku! Jaguar)&lt;br&gt;Tsuna Sawada y Reborn (Reborn!)&lt;br&gt;Himura Kenshin (Rurouni Kenshin)&lt;br&gt;Yoh Asakura y Anna Kyoyama (Shaman King)&lt;br&gt;Yugi Muto (Yu-Gi-Oh!)&lt;br&gt;Yusuke Urameshi (Yu Yu Hakusho)</text:p>
          </table:table-cell>
          <table:table-cell office:value-type="string" table:style-name="ce1">
            <text:p>Weekly Shonen Jump Log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ight Yagami y L (Death Note)&lt;br&gt;Krillin (Dragon Ball)&lt;br&gt;Sena Kobayakawa, Yoichi Hiruma y Ryokan Kurita (Eyeshield 21)&lt;br&gt;Shinpachi Shimura y Kagura (Gintama)&lt;br&gt;Killua Zoldyck y Kurapika (Hunter × Hunter)&lt;br&gt;Hikaru Shindo y Sai Fujiwara (Hikaru no Go)&lt;br&gt;Daijiro Ohara, Keiichi Nakagawa y Reiko Katherine Akimoto (KochiKame)&lt;br&gt;Amakuni Saruno (Mr. Fullswing)&lt;br&gt;Shikamaru Nara, Rock Lee, Neji Hyuga y Hinata Hyuga (Naruto)&lt;br&gt;Piyohiko y Hammer (Pyu to Fuku! Jaguar)&lt;br&gt;Lambo (Reborn!)&lt;br&gt;Sagara Sanosuke y Saito Hajime (Rurouni Kenshin)&lt;br&gt;Hao Asakura (Shaman King)&lt;br&gt;Hanamichi Sakuragi y Kaede Rukawa (Slam Dunk)&lt;br&gt;Gyro Zeppeli (Steel Ball Run)&lt;br&gt;Aya Toujou, Tsukasa Nishino, Satsuki Kitaoji y Yui Minamito (Strawberry 100%)&lt;br&gt;Ryoma Echizen, Kunimitsu Tezuka, Shusuke Fuji, Eiji Kikumaru y Shuichiro Oishi, Takeshi Momoshiro y Kaoru Kaido (The Prince Of Tennis)&lt;br&gt;Kurama y Hiei (Yu Yu Hakusho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Ultimate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Ultimate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Ultimate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yuda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Ultimate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yuda</text:p>
          </table:table-cell>
          <table:table-cell office:value-type="string" table:style-name="ce1">
            <text:p>Mozu y Kiwi</text:p>
          </table:table-cell>
          <table:table-cell office:value-type="string" table:style-name="ce1">
            <text:p>Mozu y Kiw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Ultimate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ven Vollfied (Black Cat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Ultimate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Ayuda</text:p>
          </table:table-cell>
          <table:table-cell office:value-type="string" table:style-name="ce1">
            <text:p>Minatsuki Saya y Kirisaki Kyoko (Black Cat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Ultimate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Eve y Train Heartnet (Black Cat)&lt;br&gt;Ichigo Kurosaki, Rukia Kuchiki, Renji Abarai y Toshiro Hitsugaya (Bleach)&lt;br&gt;Bobobo y Don Patch (Bobobo-bo Bo-bobo)&lt;br&gt;Kazuki Muto (Buso Renkin)&lt;br&gt;Allen Walker y Lenalee Lee (D.Gray-man)&lt;br&gt;Arale Norimaki y Dr. Mashirito/Caramelman J (Dr. Slump)&lt;br&gt;Son Goku, Vegeta, Son Gohan, Gotenks, Piccolo, Freezer y Majin Boo (Dragon Ball)&lt;br&gt;Gintoki Sakata y Kagura (Gintama)&lt;br&gt;Kenshiro y Rao (El Puño De La Estrella Del Norte)&lt;br&gt;Taikobo (Hoshin Engi)&lt;br&gt;Gon Freecss y Killua Zoldyck (Hunter × Hunter)&lt;br&gt;Jotaro Kujo y Dio Brando (JoJo's Bizarre Adventure)&lt;br&gt;Tsuna Sawada y Reborn (Reborn!)&lt;br&gt;Kinnikuman (Kinnikuman)&lt;br&gt;Kankichi Ryotsu (KochiKame)&lt;br&gt;Neuro Nougami y Yako Katsuragi (Majin Tantei Nogami Neuro)&lt;br&gt;Muhyo (Muhyo and Roji's Bureau of Supernatural Investigation)&lt;br&gt;Naruto Uzumaki, Sasuke Uchiha, Sakura Haruno y Kakashi Hatake (Naruto)&lt;br&gt;Nekonin no Fusuke (Ninku)&lt;br&gt;Junichi Jaguar (Pyu to Fuku! Jaguar)&lt;br&gt;Himura Kenshin (Rurouni Kenshin)&lt;br&gt;Seiya (Saint Seiya)&lt;br&gt;HeiHatchan Edajima y Momotaro Tsurugi (Sakigake!! Otokojuku)&lt;br&gt;Yoh Asakura y Anna Kyoyama (Shaman King)&lt;br&gt;Yugi Muto (Yu-Gi-Oh!)&lt;br&gt;Yusuke Urameshi, Kurama y Hiei (Yu Yu Hakusho)</text:p>
          </table:table-cell>
          <table:table-cell office:value-type="string" table:style-name="ce1">
            <text:p>Weekly Shonen Jump Log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Uryu Ishida, Chad, Orihime Inoue, Yoruichi Shihoin, Kon, Byakuya Kuchiki y Sosuke Aizen (Bleach)&lt;br&gt;Tokoro Tennosuke, Heppokomaru, Beauty y Gaoh (Bobobo-bo Bo-bobo)&lt;br&gt;Tsubasa Ozora, Genzo Wakabayashi y Kojiro Hyuga (Capitán Tsubasa)&lt;br&gt;Cobra, Crystal Boy y Lady (Cobra)&lt;br&gt;Lavi, Yu Kanda y Arystar Krory (D.Gray-man)&lt;br&gt;Light Yagami y Ryuk, L, Misa Amane y Rem, Near y Mello y Shidoh (Death Note)&lt;br&gt;Gatchan y Unchi-kun (Dr. Slump)&lt;br&gt;Krilin y Trunks (Dragon Ball)&lt;br&gt;Sena Kobayakawa, Yoichi Hiruma, Ryokan Kurita, Monta, Musashi, Hermanos Ha-Ha, Seijuro Shin, Devilbat y Cerbero (Eyeshield 21)&lt;br&gt;Toki y Rei (El Puño De La Estrella Del Norte)&lt;br&gt;So Dakki (Hoshin Engi)&lt;br&gt;Iori Yoshizuki y Itsuki Akiba (I''s)&lt;br&gt;Aya Tojo, Tsukasa Nishino, Satsuki Kitaoji y Yui Minamito (Ichigo 100%)&lt;br&gt;Nube y Yukime (Nube El Maestro del Infierno)&lt;br&gt;Jonathan Joestar, Joseph Joestar, Josuke Higashikata, Giorno Giovana, Jolyne Kujo y Gyro Zeppeli (JoJo's Bizarre Adventure)&lt;br&gt;Tar-chan (Jungle King Tar-chan)&lt;br&gt;Lambo, Takeshi Yamamoto, Hayato Gokudera, Bianchi, I-pin y Kyoya Hibari (Reborn!)&lt;br&gt;Daijiro Ohara, Keiichi Nakagawa, Reiko Katherine Akimoto, Hayato Honda, Neruo Higurashi, Volvo Saigo, Tatsunosuke Sakonji y Kaipan Deka (KochiKame)&lt;br&gt;Makibao y Cascade (Midori no Makibao)&lt;br&gt;Roji, Enchu, Yoichi y Biko (Muhyo and Roji's Bureau of Supernatural Investigation)&lt;br&gt;Gaara (Naruto)&lt;br&gt;Piyohiko, Hammer y Hammy (Pyu to Fuku! Jaguar)&lt;br&gt;Taison Maeda (Rokudenashi Blues)&lt;br&gt;Sagara Sanosuke, Saito Hajime, Yahiko Myojin y Makoto Shishio (Rurouni Kenshin)&lt;br&gt;Shiryu, Hyoga, Shun y Ikki (Saint Seiya)&lt;br&gt;Jaki Daigoin, Omito Date, Hien y J (Sakigake!! Otokojuku)&lt;br&gt;Hao Asakura (Shaman King)&lt;br&gt;Hanamichi Sakuragi, Kaede Rukawa, Takenori Akagi, Hisashi Mitsui y Ryota Miyagi (Slam Dunk)&lt;br&gt;Taizo Momote y Spin (Taizo Motte King Saga)&lt;br&gt;Ryoma Echizen, Kunimitsu Tezuka, Shusuke Fuji, Eiji Kikumaru y Shuichiro Oishi, Takeshi Momoshiro, Kaoru Kaido, Takashi Kawamura, Sadaharu Inui y Keigo Atobe (The Prince Of Tennis)&lt;br&gt;Seto Kaiba (Yu-Gi-Oh!)&lt;br&gt;Kuwabara (Yu Yu Hakusho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Jump Ultimate Star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yuda</text:p>
          </table:table-cell>
          <table:table-cell office:value-type="string" table:style-name="ce1">
            <text:p>Zangetsu, Isshin Kurosaki, Tatsuki Arisawa, Kisuke Urahara, Tosen Kaname y Gin Ichimaru (Bleach)&lt;br&gt;Hatenko, Softon, Chica Torpedo, Dengakuman, Destapeman, Minipatch (Bobobo-bo Bo-bobo)&lt;br&gt;Papillon, Captain Bravo, Tokiko Tsumura (Buso Renkin)&lt;br&gt;Roberto Hongo y Sanae Nakasawa (Capitán Tsubasa)&lt;br&gt;Reever Wenhamm, Komui Lee, Miranda Lotto y Cross Marian (D.Gray-man)&lt;br&gt;Senbei Norimaki, Midori Norimaki y Obotchaman (Dr. Slump)&lt;br&gt;Kame Sen'nin, Bulma, Kaio Sama, Mr. Satán (Dragon Ball)&lt;br&gt;Shinpachi Shimura, Kotaro Katsura y Elisabeth, Sat-chan, Isao Kondo, Toshiro Hijikata, Sogo Okita (Gintama)&lt;br&gt;Yuria, Bat y Rin (El Puño De La Estrella Del Norte)&lt;br&gt;O Tenkun y Supushan (Hoshin Engi)&lt;br&gt;Kurapika, Hysoka y Quwrof Wrlccywrlir (Hunter × Hunter)&lt;br&gt;Leorio y Biscuit Krueger (Hunter × Hunter)&lt;br&gt;Ichitaka Seto y Izumi Isozaki (I''s)&lt;br&gt;Misuzu Sotomura, Junpei Manaka, Hiroshi Sotomura (Ichigo 100%)&lt;br&gt;Hiroshi Tateno y Kyoko Ibana (Nube El Maestro del Infierno)&lt;br&gt;Rohan Kishibe y Johnny Joestar (JoJo's Bizarre Adventure)&lt;br&gt;Jane, Etekichi y Anabebe (Jungle King Tar-chan)&lt;br&gt;Kyoko Sasagawa, Haru Miura y Leon (Reborn!)&lt;br&gt;Terryman, Robin Mask, Warsman, Ramenman, Brocken Jr, Buffaloman y Ashuraman (Kinnikuman)&lt;br&gt;Meat-kun y Kinniku-Daio (Kinnikuman)&lt;br&gt;Matoi Gigboshi, Maria, Yoichi Terai, Haya Isowashi, Lemon Giboshi y Haru Mido (KochiKame)&lt;br&gt;Akane-Chan, Eiji Sasatzuka y Sai (Majin Tantei Nogami Neuro)&lt;br&gt;Chubei (Midori no Makibao)&lt;br&gt;Nana y Page (Muhyo and Roji's Bureau of Supernatural Investigation)&lt;br&gt;Jiraya, Tsunade, Sai y Orochimaru (Naruto)&lt;br&gt;Pochi y Hiroyuki (Ninku)&lt;br&gt;Tanaka Shirakawa, Hamejiro y Bogy (Pyu to Fuku! Jaguar)&lt;br&gt;Katsuji Yamashita, Yoneji Sawamura, Chiaki Nanase y Masahiko Kondo (Rokudenashi Blues)&lt;br&gt;Kamiya Kaoru y Hiko Seijuro (Rurouni Kenshin)&lt;br&gt;Atenea y Mu (Saint Seiya)&lt;br&gt;Genji Togashi, Ryuji Toramaru, Raiden y Wang Ta Ren (Sakigake!! Otokojuku)&lt;br&gt;Len Tao, HoroHoro, Manta, Amidamaru, Chocolove McDonnell (Shaman King)&lt;br&gt;Haruko Akagi y Mitsuyoshi Anzai (Slam Dunk)&lt;br&gt;Aisu (Taizo Motte King Saga)&lt;br&gt;Luckyman y S Starman (Tottemo! Luckyman)&lt;br&gt;Dorokuman (Tottemo! Luckyman)&lt;br&gt;Katsuya Jounouchi, Hiroto Honda y Anzu Mazaki (Yu-Gi-Oh!)&lt;br&gt;Genkai y Botan (Yu Yu Hakusho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Woop Slap</text:p>
          </table:table-cell>
          <table:table-cell office:value-type="string" table:style-name="ce1">
            <text:p>Woop Slap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ina</text:p>
          </table:table-cell>
          <table:table-cell office:value-type="string" table:style-name="ce1">
            <text:p>Kuin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aimon</text:p>
          </table:table-cell>
          <table:table-cell office:value-type="string" table:style-name="ce1">
            <text:p>Gaimo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injin</text:p>
          </table:table-cell>
          <table:table-cell office:value-type="string" table:style-name="ce1">
            <text:p>Ninj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iiman</text:p>
          </table:table-cell>
          <table:table-cell office:value-type="string" table:style-name="ce1">
            <text:p>Pii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amanegi</text:p>
          </table:table-cell>
          <table:table-cell office:value-type="string" table:style-name="ce1">
            <text:p>Tamane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ya</text:p>
          </table:table-cell>
          <table:table-cell office:value-type="string" table:style-name="ce1">
            <text:p>Kay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Yosaku</text:p>
          </table:table-cell>
          <table:table-cell office:value-type="string" table:style-name="ce1">
            <text:p>Yosak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Johnn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Zeff</text:p>
          </table:table-cell>
          <table:table-cell office:value-type="string" table:style-name="ce1">
            <text:p>Zeff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enzo</text:p>
          </table:table-cell>
          <table:table-cell office:value-type="string" table:style-name="ce1">
            <text:p>Genz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ll-mere</text:p>
          </table:table-cell>
          <table:table-cell office:value-type="string" table:style-name="ce1">
            <text:p>Bell-mer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orry</text:p>
          </table:table-cell>
          <table:table-cell office:value-type="string" table:style-name="ce1">
            <text:p>Dorr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rogy</text:p>
          </table:table-cell>
          <table:table-cell office:value-type="string" table:style-name="ce1">
            <text:p>Brog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reha</text:p>
          </table:table-cell>
          <table:table-cell office:value-type="string" table:style-name="ce1">
            <text:p>Kureh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Dalto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iriluk</text:p>
          </table:table-cell>
          <table:table-cell office:value-type="string" table:style-name="ce1">
            <text:p>Hiriluk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Bab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Marian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Chak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Igaram</text:p>
          </table:table-cell>
          <table:table-cell office:value-type="string" table:style-name="ce1">
            <text:p>Igar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efertari Cobra</text:p>
          </table:table-cell>
          <table:table-cell office:value-type="string" table:style-name="ce1">
            <text:p>Nefertari Cobr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oza</text:p>
          </table:table-cell>
          <table:table-cell office:value-type="string" table:style-name="ce1">
            <text:p>Koz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Karo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nt Blanc Cricket</text:p>
          </table:table-cell>
          <table:table-cell office:value-type="string" table:style-name="ce1">
            <text:p>Mont Blanc Cricket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edatsu</text:p>
          </table:table-cell>
          <table:table-cell office:value-type="string" table:style-name="ce1">
            <text:p>Gedats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onis</text:p>
          </table:table-cell>
          <table:table-cell office:value-type="string" table:style-name="ce1">
            <text:p>Coni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Wyper</text:p>
          </table:table-cell>
          <table:table-cell office:value-type="string" table:style-name="ce1">
            <text:p>Wyp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an Fall</text:p>
          </table:table-cell>
          <table:table-cell office:value-type="string" table:style-name="ce1">
            <text:p>Gan Fal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Fukurou</text:p>
          </table:table-cell>
          <table:table-cell office:value-type="string" table:style-name="ce1">
            <text:p>Fukuro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madori</text:p>
          </table:table-cell>
          <table:table-cell office:value-type="string" table:style-name="ce1">
            <text:p>Kumador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Kalif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-Bone</text:p>
          </table:table-cell>
          <table:table-cell office:value-type="string" table:style-name="ce1">
            <text:p>T-Bon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himney</text:p>
          </table:table-cell>
          <table:table-cell office:value-type="string" table:style-name="ce1">
            <text:p>Chimne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okoro</text:p>
          </table:table-cell>
          <table:table-cell office:value-type="string" table:style-name="ce1">
            <text:p>Koko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Pauli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Iceburg</text:p>
          </table:table-cell>
          <table:table-cell office:value-type="string" table:style-name="ce1">
            <text:p>Icebur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aguar D. Saul</text:p>
          </table:table-cell>
          <table:table-cell office:value-type="string" table:style-name="ce1">
            <text:p>Jaguar D. Sau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Oimo</text:p>
          </table:table-cell>
          <table:table-cell office:value-type="string" table:style-name="ce1">
            <text:p>Oim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shi</text:p>
          </table:table-cell>
          <table:table-cell office:value-type="string" table:style-name="ce1">
            <text:p>Kas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elmeppo</text:p>
          </table:table-cell>
          <table:table-cell office:value-type="string" table:style-name="ce1">
            <text:p>Helmepp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Kob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aboon</text:p>
          </table:table-cell>
          <table:table-cell office:value-type="string" table:style-name="ce1">
            <text:p>Laboo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ear Spirit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nkey D. Dragon</text:p>
          </table:table-cell>
          <table:table-cell office:value-type="string" table:style-name="ce1">
            <text:p>Monkey D. Drago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Kob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elmeppo</text:p>
          </table:table-cell>
          <table:table-cell office:value-type="string" table:style-name="ce1">
            <text:p>Helmepp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uval</text:p>
          </table:table-cell>
          <table:table-cell office:value-type="string" table:style-name="ce1">
            <text:p>Duva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aimon</text:p>
          </table:table-cell>
          <table:table-cell office:value-type="string" table:style-name="ce1">
            <text:p>Gaimo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ol D. Roger</text:p>
          </table:table-cell>
          <table:table-cell office:value-type="string" table:style-name="ce1">
            <text:p>Gol D. Rog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annyabal</text:p>
          </table:table-cell>
          <table:table-cell office:value-type="string" table:style-name="ce1">
            <text:p>Hannyaba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mie</text:p>
          </table:table-cell>
          <table:table-cell office:value-type="string" table:style-name="ce1">
            <text:p>Cami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appag</text:p>
          </table:table-cell>
          <table:table-cell office:value-type="string" table:style-name="ce1">
            <text:p>Pappa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ng Fu Dugong</text:p>
          </table:table-cell>
          <table:table-cell office:value-type="string" table:style-name="ce1">
            <text:p>Kung Fu Dug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rguerite</text:p>
          </table:table-cell>
          <table:table-cell office:value-type="string" table:style-name="ce1">
            <text:p>Marguerit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weet Pea</text:p>
          </table:table-cell>
          <table:table-cell office:value-type="string" table:style-name="ce1">
            <text:p>Sweet Pe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Aphelandra</text:p>
          </table:table-cell>
          <table:table-cell office:value-type="string" table:style-name="ce1">
            <text:p>Aphelandr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nkey D. Dragon</text:p>
          </table:table-cell>
          <table:table-cell office:value-type="string" table:style-name="ce1">
            <text:p>Monkey D. Drago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Karo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Odacchi</text:p>
          </table:table-cell>
          <table:table-cell office:value-type="string" table:style-name="ce1">
            <text:p>Odacc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adi</text:p>
          </table:table-cell>
          <table:table-cell office:value-type="string" table:style-name="ce1">
            <text:p>Sad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entomaru</text:p>
          </table:table-cell>
          <table:table-cell office:value-type="string" table:style-name="ce1">
            <text:p>Sentomar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ilvers Rayleigh</text:p>
          </table:table-cell>
          <table:table-cell office:value-type="string" table:style-name="ce1">
            <text:p>Silvers Rayleigh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entomaru</text:p>
          </table:table-cell>
          <table:table-cell office:value-type="string" table:style-name="ce1">
            <text:p>Sentomar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ol D. Roger</text:p>
          </table:table-cell>
          <table:table-cell office:value-type="string" table:style-name="ce1">
            <text:p>Gol D. Rog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ilvers Rayleigh</text:p>
          </table:table-cell>
          <table:table-cell office:value-type="string" table:style-name="ce1">
            <text:p>Silvers Rayleigh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aimon</text:p>
          </table:table-cell>
          <table:table-cell office:value-type="string" table:style-name="ce1">
            <text:p>Gaimo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ng Fu Dugong</text:p>
          </table:table-cell>
          <table:table-cell office:value-type="string" table:style-name="ce1">
            <text:p>Kung Fu Dugon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nkey D. Dragon</text:p>
          </table:table-cell>
          <table:table-cell office:value-type="string" table:style-name="ce1">
            <text:p>Monkey D. Drago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mie</text:p>
          </table:table-cell>
          <table:table-cell office:value-type="string" table:style-name="ce1">
            <text:p>Cami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appag</text:p>
          </table:table-cell>
          <table:table-cell office:value-type="string" table:style-name="ce1">
            <text:p>Pappag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annyabal</text:p>
          </table:table-cell>
          <table:table-cell office:value-type="string" table:style-name="ce1">
            <text:p>Hannyaba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po</text:p>
          </table:table-cell>
          <table:table-cell office:value-type="string" table:style-name="ce1">
            <text:p>Bep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urly Dadan</text:p>
          </table:table-cell>
          <table:table-cell office:value-type="string" table:style-name="ce1">
            <text:p>Curly Dad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Benn Beckman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Lucky Roux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Yasopp</text:p>
          </table:table-cell>
          <table:table-cell office:value-type="string" table:style-name="ce1">
            <text:p>Yasopp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adi</text:p>
          </table:table-cell>
          <table:table-cell office:value-type="string" table:style-name="ce1">
            <text:p>Sad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uval</text:p>
          </table:table-cell>
          <table:table-cell office:value-type="string" table:style-name="ce1">
            <text:p>Duva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rguerite</text:p>
          </table:table-cell>
          <table:table-cell office:value-type="string" table:style-name="ce1">
            <text:p>Marguerite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weet Pea</text:p>
          </table:table-cell>
          <table:table-cell office:value-type="string" table:style-name="ce1">
            <text:p>Sweet Pe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Aphelandra</text:p>
          </table:table-cell>
          <table:table-cell office:value-type="string" table:style-name="ce1">
            <text:p>Aphelandr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Odacchi</text:p>
          </table:table-cell>
          <table:table-cell office:value-type="string" table:style-name="ce1">
            <text:p>Odacc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reha</text:p>
          </table:table-cell>
          <table:table-cell office:value-type="string" table:style-name="ce1">
            <text:p>Kureha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youzou</text:p>
          </table:table-cell>
          <table:table-cell office:value-type="string" table:style-name="ce1">
            <text:p>Hyouzou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Wyper</text:p>
          </table:table-cell>
          <table:table-cell office:value-type="string" table:style-name="ce1">
            <text:p>Wyper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irahoshi</text:p>
          </table:table-cell>
          <table:table-cell office:value-type="string" table:style-name="ce1">
            <text:p>Shirahoshi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One Piece Gigant Battle! 2 New Worl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1">
            <text:p>Bandai Namco Games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eptune</text:p>
          </table:table-cell>
          <table:table-cell office:value-type="string" table:style-name="ce1">
            <text:p>Neptun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org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Kuroob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Bab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Paul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Absalom</text:p>
          </table:table-cell>
          <table:table-cell office:value-type="string" table:style-name="ce1">
            <text:p>Absalo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himotsuki Ryuma</text:p>
          </table:table-cell>
          <table:table-cell office:value-type="string" table:style-name="ce1">
            <text:p>Shimotsuki Ryum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Oars</text:p>
          </table:table-cell>
          <table:table-cell office:value-type="string" table:style-name="ce1">
            <text:p>Oar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Hannyabal</text:p>
          </table:table-cell>
          <table:table-cell office:value-type="string" table:style-name="ce1">
            <text:p>Hannyaba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Romance Dawn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Bandai Namco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8J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Pauli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algara</text:p>
          </table:table-cell>
          <table:table-cell office:value-type="string" table:style-name="ce1">
            <text:p>Kalgara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Kalgara</text:p>
          </table:table-cell>
          <table:table-cell office:value-type="string" table:style-name="ce1">
            <text:p>Kalgar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pora</text:p>
          </table:table-cell>
          <table:table-cell office:value-type="string" table:style-name="ce1">
            <text:p>Popora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Popora</text:p>
          </table:table-cell>
          <table:table-cell office:value-type="string" table:style-name="ce1">
            <text:p>Popor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uardian Del Mal</text:p>
          </table:table-cell>
          <table:table-cell office:value-type="string" table:style-name="ce1">
            <text:p>Guardian Del Mal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Guardian Del Mal</text:p>
          </table:table-cell>
          <table:table-cell office:value-type="string" table:style-name="ce1">
            <text:p>Guardian Del Ma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Adventur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estia Maestra Del Mal</text:p>
          </table:table-cell>
          <table:table-cell office:value-type="string" table:style-name="ce1">
            <text:p>Bestia Maestra Del Mal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Bestia Maestra Del Mal</text:p>
          </table:table-cell>
          <table:table-cell office:value-type="string" table:style-name="ce1">
            <text:p>Bestia Maestra Del Mal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9J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Gaburi</text:p>
          </table:table-cell>
          <table:table-cell office:value-type="string" table:style-name="ce1">
            <text:p>Gabur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uardian Del Mal</text:p>
          </table:table-cell>
          <table:table-cell office:value-type="string" table:style-name="ce1">
            <text:p>Guardian Del Mal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estia Maestra Del Mal</text:p>
          </table:table-cell>
          <table:table-cell office:value-type="string" table:style-name="ce1">
            <text:p>Bestia Maestra Del Mal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uardian Del Mal</text:p>
          </table:table-cell>
          <table:table-cell office:value-type="string" table:style-name="ce1">
            <text:p>Guardian Del Ma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uardian Del Destino</text:p>
          </table:table-cell>
          <table:table-cell office:value-type="string" table:style-name="ce1">
            <text:p>Guardian Del Destin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estia Maestra Del Mal</text:p>
          </table:table-cell>
          <table:table-cell office:value-type="string" table:style-name="ce1">
            <text:p>Bestia Maestra Del Mal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9J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uardian Del Destino</text:p>
          </table:table-cell>
          <table:table-cell office:value-type="string" table:style-name="ce1">
            <text:p>Guardian Del Dest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Soldado Espada</text:p>
          </table:table-cell>
          <table:table-cell office:value-type="string" table:style-name="ce4">
            <text:p>Soldado Espad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Soldado Puño</text:p>
          </table:table-cell>
          <table:table-cell office:value-type="string" table:style-name="ce4">
            <text:p>Soldado Pu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Soldado Masa</text:p>
          </table:table-cell>
          <table:table-cell office:value-type="string" table:style-name="ce4">
            <text:p>Soldado Mas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Soldado Golem</text:p>
          </table:table-cell>
          <table:table-cell office:value-type="string" table:style-name="ce4">
            <text:p>Soldado Gole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General Verde</text:p>
          </table:table-cell>
          <table:table-cell office:value-type="string" table:style-name="ce4">
            <text:p>General Verd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General Rojo</text:p>
          </table:table-cell>
          <table:table-cell office:value-type="string" table:style-name="ce4">
            <text:p>General Roj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General Violeta</text:p>
          </table:table-cell>
          <table:table-cell office:value-type="string" table:style-name="ce4">
            <text:p>General Violet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Gaburi</text:p>
          </table:table-cell>
          <table:table-cell office:value-type="string" table:style-name="ce1">
            <text:p>Gabur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uardian Del Mal</text:p>
          </table:table-cell>
          <table:table-cell office:value-type="string" table:style-name="ce1">
            <text:p>Guardian Del Mal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estia Maestra Del Mal</text:p>
          </table:table-cell>
          <table:table-cell office:value-type="string" table:style-name="ce1">
            <text:p>Bestia Maestra Del Mal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Pauli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Oars</text:p>
          </table:table-cell>
          <table:table-cell office:value-type="string" table:style-name="ce1">
            <text:p>Oar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Oars</text:p>
          </table:table-cell>
          <table:table-cell office:value-type="string" table:style-name="ce1">
            <text:p>Oars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uardian Del Destino</text:p>
          </table:table-cell>
          <table:table-cell office:value-type="string" table:style-name="ce1">
            <text:p>Guardian Del Dest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emonio Del Destino</text:p>
          </table:table-cell>
          <table:table-cell office:value-type="string" table:style-name="ce1">
            <text:p>Demonio Del Dest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uardian Del Destino</text:p>
          </table:table-cell>
          <table:table-cell office:value-type="string" table:style-name="ce1">
            <text:p>Guardian Del Destino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emonio Del Destino</text:p>
          </table:table-cell>
          <table:table-cell office:value-type="string" table:style-name="ce1">
            <text:p>Demonio Del Destino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0J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Gaburi</text:p>
          </table:table-cell>
          <table:table-cell office:value-type="string" table:style-name="ce1">
            <text:p>Gabur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uardian Del Mal</text:p>
          </table:table-cell>
          <table:table-cell office:value-type="string" table:style-name="ce1">
            <text:p>Guardian Del Ma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estia Maestra Del Mal</text:p>
          </table:table-cell>
          <table:table-cell office:value-type="string" table:style-name="ce1">
            <text:p>Bestia Maestra Del Ma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uardian Del Destino</text:p>
          </table:table-cell>
          <table:table-cell office:value-type="string" table:style-name="ce1">
            <text:p>Guardian Del Dest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0J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Gaburi</text:p>
          </table:table-cell>
          <table:table-cell office:value-type="string" table:style-name="ce1">
            <text:p>Gabur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Pauli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Oars</text:p>
          </table:table-cell>
          <table:table-cell office:value-type="string" table:style-name="ce1">
            <text:p>Oar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uardian Del Destino</text:p>
          </table:table-cell>
          <table:table-cell office:value-type="string" table:style-name="ce1">
            <text:p>Guardian Del Dest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emonio Del Destino</text:p>
          </table:table-cell>
          <table:table-cell office:value-type="string" table:style-name="ce1">
            <text:p>Demonio Del Dest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Oars</text:p>
          </table:table-cell>
          <table:table-cell office:value-type="string" table:style-name="ce1">
            <text:p>Oars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Soldado Espada</text:p>
          </table:table-cell>
          <table:table-cell office:value-type="string" table:style-name="ce4">
            <text:p>Soldado Espad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Soldado Puño</text:p>
          </table:table-cell>
          <table:table-cell office:value-type="string" table:style-name="ce4">
            <text:p>Soldado Pu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Soldado Masa</text:p>
          </table:table-cell>
          <table:table-cell office:value-type="string" table:style-name="ce4">
            <text:p>Soldado Mas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Soldado Golem</text:p>
          </table:table-cell>
          <table:table-cell office:value-type="string" table:style-name="ce4">
            <text:p>Soldado Gole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General Verde</text:p>
          </table:table-cell>
          <table:table-cell office:value-type="string" table:style-name="ce4">
            <text:p>General Verd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General Rojo</text:p>
          </table:table-cell>
          <table:table-cell office:value-type="string" table:style-name="ce4">
            <text:p>General Roj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Cruise SP 2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ventura y 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Enemigo/a</text:p>
          </table:table-cell>
          <table:table-cell office:value-type="string" table:style-name="ce4">
            <text:p>General Violeta</text:p>
          </table:table-cell>
          <table:table-cell office:value-type="string" table:style-name="ce4">
            <text:p>General Violet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Pat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Yadoya</text:p>
          </table:table-cell>
          <table:table-cell office:value-type="string" table:style-name="ce1">
            <text:p>Yadoy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Smile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Hody Jone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Patrick Redfield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Unlimited World Re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Wii 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Aventura y RPG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0J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Buffal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Caribo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po</text:p>
          </table:table-cell>
          <table:table-cell office:value-type="string" table:style-name="ce1">
            <text:p>Bep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enor Pin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Zephyr</text:p>
          </table:table-cell>
          <table:table-cell office:value-type="string" table:style-name="ce1">
            <text:p>Zephy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uga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oala</text:p>
          </table:table-cell>
          <table:table-cell office:value-type="string" table:style-name="ce1">
            <text:p>Koal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hinjao</text:p>
          </table:table-cell>
          <table:table-cell office:value-type="string" table:style-name="ce1">
            <text:p>Chinja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ol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vendish</text:p>
          </table:table-cell>
          <table:table-cell office:value-type="string" table:style-name="ce1">
            <text:p>Cavendish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ilvers Rayleigh</text:p>
          </table:table-cell>
          <table:table-cell office:value-type="string" table:style-name="ce1">
            <text:p>Silvers Rayleigh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Rebecc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Super Grand Battle! X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Baccarat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po</text:p>
          </table:table-cell>
          <table:table-cell office:value-type="string" table:style-name="ce1">
            <text:p>Bep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lue Gilly</text:p>
          </table:table-cell>
          <table:table-cell office:value-type="string" table:style-name="ce1">
            <text:p>Blue Gill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Boa Marigold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Boa Sandersoni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avendish</text:p>
          </table:table-cell>
          <table:table-cell office:value-type="string" table:style-name="ce1">
            <text:p>Cavendish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mie</text:p>
          </table:table-cell>
          <table:table-cell office:value-type="string" table:style-name="ce1">
            <text:p>Cami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rina</text:p>
          </table:table-cell>
          <table:table-cell office:value-type="string" table:style-name="ce1">
            <text:p>Carin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hocolat</text:p>
          </table:table-cell>
          <table:table-cell office:value-type="string" table:style-name="ce1">
            <text:p>Chocolat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ocoa</text:p>
          </table:table-cell>
          <table:table-cell office:value-type="string" table:style-name="ce1">
            <text:p>Coco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ice</text:p>
          </table:table-cell>
          <table:table-cell office:value-type="string" table:style-name="ce1">
            <text:p>Di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uval</text:p>
          </table:table-cell>
          <table:table-cell office:value-type="string" table:style-name="ce1">
            <text:p>Duva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edatsu</text:p>
          </table:table-cell>
          <table:table-cell office:value-type="string" table:style-name="ce1">
            <text:p>Gedats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loriosa</text:p>
          </table:table-cell>
          <table:table-cell office:value-type="string" table:style-name="ce1">
            <text:p>Glorios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ajrudin</text:p>
          </table:table-cell>
          <table:table-cell office:value-type="string" table:style-name="ce1">
            <text:p>Hajrudi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aredas</text:p>
          </table:table-cell>
          <table:table-cell office:value-type="string" table:style-name="ce1">
            <text:p>Hareda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eracles</text:p>
          </table:table-cell>
          <table:table-cell office:value-type="string" table:style-name="ce1">
            <text:p>Heracle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Hody Jone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Ideo</text:p>
          </table:table-cell>
          <table:table-cell office:value-type="string" table:style-name="ce1">
            <text:p>Ide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Inuarash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ac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Kaid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Karo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Kurozumi Kanjur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iller</text:p>
          </table:table-cell>
          <table:table-cell office:value-type="string" table:style-name="ce1">
            <text:p>Kill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oala</text:p>
          </table:table-cell>
          <table:table-cell office:value-type="string" table:style-name="ce1">
            <text:p>Koal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Kob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yros</text:p>
          </table:table-cell>
          <table:table-cell office:value-type="string" table:style-name="ce1">
            <text:p>Kyro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Mansherr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rguerite</text:p>
          </table:table-cell>
          <table:table-cell office:value-type="string" table:style-name="ce1">
            <text:p>Margueri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Kozuki Momonosuk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Tanak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ekomamushi</text:p>
          </table:table-cell>
          <table:table-cell office:value-type="string" table:style-name="ce1">
            <text:p>Nekomamush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Oh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Orlumbus</text:p>
          </table:table-cell>
          <table:table-cell office:value-type="string" table:style-name="ce1">
            <text:p>Orlumbu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Pekom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c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Raise Max</text:p>
          </table:table-cell>
          <table:table-cell office:value-type="string" table:style-name="ce1">
            <text:p>Raise Max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Rebecc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ai</text:p>
          </table:table-cell>
          <table:table-cell office:value-type="string" table:style-name="ce1">
            <text:p>Sa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atori</text:p>
          </table:table-cell>
          <table:table-cell office:value-type="string" table:style-name="ce1">
            <text:p>Sator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enor Pin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anba</text:p>
          </table:table-cell>
          <table:table-cell office:value-type="string" table:style-name="ce1">
            <text:p>Shanb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Sheepshead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irahoshi</text:p>
          </table:table-cell>
          <table:table-cell office:value-type="string" table:style-name="ce1">
            <text:p>Shirahosh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ura</text:p>
          </table:table-cell>
          <table:table-cell office:value-type="string" table:style-name="ce1">
            <text:p>Shur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Shirle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ishilian</text:p>
          </table:table-cell>
          <table:table-cell office:value-type="string" table:style-name="ce1">
            <text:p>Shishili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ilvers Rayleigh</text:p>
          </table:table-cell>
          <table:table-cell office:value-type="string" table:style-name="ce1">
            <text:p>Silvers Rayleigh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pandam</text:p>
          </table:table-cell>
          <table:table-cell office:value-type="string" table:style-name="ce1">
            <text:p>Spanda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uga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ibany</text:p>
          </table:table-cell>
          <table:table-cell office:value-type="string" table:style-name="ce1">
            <text:p>Tiban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Van Augu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Vander Decken IX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Vergo</text:p>
          </table:table-cell>
          <table:table-cell office:value-type="string" table:style-name="ce1">
            <text:p>Ver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Wadatsumi</text:p>
          </table:table-cell>
          <table:table-cell office:value-type="string" table:style-name="ce1">
            <text:p>Wadatsum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Wand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Great Pirate Colosseum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Arc System Works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annyabal</text:p>
          </table:table-cell>
          <table:table-cell office:value-type="string" table:style-name="ce1">
            <text:p>Hannyabal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entomaru</text:p>
          </table:table-cell>
          <table:table-cell office:value-type="string" table:style-name="ce1">
            <text:p>Sentomar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Pacifista</text:p>
          </table:table-cell>
          <table:table-cell office:value-type="string" table:style-name="ce1">
            <text:p>Pacifist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Lapahn</text:p>
          </table:table-cell>
          <table:table-cell office:value-type="string" table:style-name="ce1">
            <text:p>Lapahn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Sentomaru</text:p>
          </table:table-cell>
          <table:table-cell office:value-type="string" table:style-name="ce1">
            <text:p>Sentomar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Hannyabal</text:p>
          </table:table-cell>
          <table:table-cell office:value-type="string" table:style-name="ce1">
            <text:p>Hannyabal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Vista</text:p>
          </table:table-cell>
          <table:table-cell office:value-type="string" table:style-name="ce1">
            <text:p>Vist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-Stars Victory V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Rukia Kuchiki (Bleach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-Stars Victory V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Allen Walker (D.Gray-man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-Stars Victory V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gura y Sadaharu (Gintama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-Stars Victory V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oyo Hinata (Haikyu!!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-Stars Victory V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oro-sensei (Ansatsu Kyoshitsu)&lt;br&gt;Bobobo (Bobobo-bo Bo-bobo)&lt;br&gt;Tatsumi Oga y Bebé Beel (Beelzebub)&lt;br&gt;Ichigo Kurosaki y Sosuke Aizen (Bleach)&lt;br&gt;Taro Yamada (Chinyuki -Taro to Yukaina Nakama-tachi-)&lt;br&gt;Arale Norimaki (Dr. Slump)&lt;br&gt;Son Goku, Vegeta, Freezer (Dragon Ball)&lt;br&gt;Gintoki Sakata (Gintama)&lt;br&gt;Kenshiro y Raoh (El Puño de la Estrella del Norte)&lt;br&gt;Gon Freecss y Killua Zoldyck (Hunter × Hunter)&lt;br&gt;Nube (Nube El Maestro del Infierno)&lt;br&gt;Jonathan Joestar y Joseph Joestar (JoJo's Bizarre Adventure)&lt;br&gt;Tsuna Sawada y Reborn (Reborn!)&lt;br&gt;Kankichi Ryotsu (KochiKame)&lt;br&gt;Medaka Kurokami (Medaka Box)&lt;br&gt;Naruto Uzumaki, Sasuke Uchiha y Madara Uchiha (Naruto)&lt;br&gt;Himura Kenshin y Makoto Shishio (Rurouni Kenshin)&lt;br&gt;Kusuo Saiki (Saiki Kusuo no Psi-nan)&lt;br&gt;Seiya (Saint Seiya)&lt;br&gt;Momotaro Tsurugi (Sakikage!! Otokojuku)&lt;br&gt;Toriko y Zebra (Toriko)&lt;br&gt;Luckyman y S Starman (Tottemo! Luckyman)&lt;br&gt;Yusuke Urameshi, Hiei y Toguro (Yu Yu Hakusho)</text:p>
          </table:table-cell>
          <table:table-cell office:value-type="string" table:style-name="ce1">
            <text:p>Weekly Shonen Jump Log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isoka (Hunter × Hunter)&lt;br&gt;Tetsuya Kuroko (Kuroko no Basuke)&lt;br&gt;Neuro Nougami (Majin Tantei Nogami Neuro)&lt;br&gt;Misogi Kumagawa (Medaka Box)&lt;br&gt;Chitoge Kirisaki (Nisekoi)&lt;br&gt;Jaguar Junichi (Pyu to Fuku! Jaguar)&lt;br&gt;HeiHatchan Edajima (Sakikage!! Otokojuku)&lt;br&gt;Bossun, Himeko y Switch (Sket Dance)&lt;br&gt;Lala Satalin Deviluke (To Love-Ru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3">
          <table:table-cell office:value-type="string" table:style-name="ce3">
            <text:p>9J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Morgan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Sentomaru</text:p>
          </table:table-cell>
          <table:table-cell office:value-type="string" table:style-name="ce1">
            <text:p>Sentomar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Hannyabal</text:p>
          </table:table-cell>
          <table:table-cell office:value-type="string" table:style-name="ce1">
            <text:p>Hannyabal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Hody Jones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Wyper</text:p>
          </table:table-cell>
          <table:table-cell office:value-type="string" table:style-name="ce1">
            <text:p>Wyper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Oars</text:p>
          </table:table-cell>
          <table:table-cell office:value-type="string" table:style-name="ce1">
            <text:p>Oars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Koby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Vergo</text:p>
          </table:table-cell>
          <table:table-cell office:value-type="string" table:style-name="ce1">
            <text:p>Verg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Monet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Vista</text:p>
          </table:table-cell>
          <table:table-cell office:value-type="string" table:style-name="ce1">
            <text:p>Vist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S Vita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 y Enemigo/a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ya</text:p>
          </table:table-cell>
          <table:table-cell office:value-type="string" table:style-name="ce1">
            <text:p>Kay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Johnn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Yosaku</text:p>
          </table:table-cell>
          <table:table-cell office:value-type="string" table:style-name="ce1">
            <text:p>Yosak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Zeff</text:p>
          </table:table-cell>
          <table:table-cell office:value-type="string" table:style-name="ce1">
            <text:p>Zeff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ojiko</text:p>
          </table:table-cell>
          <table:table-cell office:value-type="string" table:style-name="ce1">
            <text:p>Nojik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nkey D. Dragon</text:p>
          </table:table-cell>
          <table:table-cell office:value-type="string" table:style-name="ce1">
            <text:p>Monkey D. Drago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aboon</text:p>
          </table:table-cell>
          <table:table-cell office:value-type="string" table:style-name="ce1">
            <text:p>Laboo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rogy</text:p>
          </table:table-cell>
          <table:table-cell office:value-type="string" table:style-name="ce1">
            <text:p>Brog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orry</text:p>
          </table:table-cell>
          <table:table-cell office:value-type="string" table:style-name="ce1">
            <text:p>Dorr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reha</text:p>
          </table:table-cell>
          <table:table-cell office:value-type="string" table:style-name="ce1">
            <text:p>Kureh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Nefertari Vivi</text:p>
          </table:table-cell>
          <table:table-cell office:value-type="string" table:style-name="ce1">
            <text:p>Nefertari Viv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Karo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Igaram</text:p>
          </table:table-cell>
          <table:table-cell office:value-type="string" table:style-name="ce1">
            <text:p>Igara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Wyper</text:p>
          </table:table-cell>
          <table:table-cell office:value-type="string" table:style-name="ce1">
            <text:p>Wyp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Ohm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edatsu</text:p>
          </table:table-cell>
          <table:table-cell office:value-type="string" table:style-name="ce1">
            <text:p>Gedats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ura</text:p>
          </table:table-cell>
          <table:table-cell office:value-type="string" table:style-name="ce1">
            <text:p>Shur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atori</text:p>
          </table:table-cell>
          <table:table-cell office:value-type="string" table:style-name="ce1">
            <text:p>Sator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zu y Kiwi</text:p>
          </table:table-cell>
          <table:table-cell office:value-type="string" table:style-name="ce1">
            <text:p>Mozu y Kiw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aguar D. Saul</text:p>
          </table:table-cell>
          <table:table-cell office:value-type="string" table:style-name="ce1">
            <text:p>Jaguar D. Sau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harlotte Lola</text:p>
          </table:table-cell>
          <table:table-cell office:value-type="string" table:style-name="ce1">
            <text:p>Charlotte Lol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ogback</text:p>
          </table:table-cell>
          <table:table-cell office:value-type="string" table:style-name="ce1">
            <text:p>Hogbac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umashi</text:p>
          </table:table-cell>
          <table:table-cell office:value-type="string" table:style-name="ce1">
            <text:p>Kumash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oala</text:p>
          </table:table-cell>
          <table:table-cell office:value-type="string" table:style-name="ce1">
            <text:p>Koal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ilvers Rayleigh</text:p>
          </table:table-cell>
          <table:table-cell office:value-type="string" table:style-name="ce1">
            <text:p>Silvers Rayleigh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iller</text:p>
          </table:table-cell>
          <table:table-cell office:value-type="string" table:style-name="ce1">
            <text:p>Kill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po</text:p>
          </table:table-cell>
          <table:table-cell office:value-type="string" table:style-name="ce1">
            <text:p>Bep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loriosa</text:p>
          </table:table-cell>
          <table:table-cell office:value-type="string" table:style-name="ce1">
            <text:p>Glorios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rguerite</text:p>
          </table:table-cell>
          <table:table-cell office:value-type="string" table:style-name="ce1">
            <text:p>Margueri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Vista</text:p>
          </table:table-cell>
          <table:table-cell office:value-type="string" table:style-name="ce1">
            <text:p>Vist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quard</text:p>
          </table:table-cell>
          <table:table-cell office:value-type="string" table:style-name="ce1">
            <text:p>Squard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Kob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entomaru</text:p>
          </table:table-cell>
          <table:table-cell office:value-type="string" table:style-name="ce1">
            <text:p>Sentomaru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Benn Beckm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urly Dadan</text:p>
          </table:table-cell>
          <table:table-cell office:value-type="string" table:style-name="ce1">
            <text:p>Curly Dad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Shirahoshi</text:p>
          </table:table-cell>
          <table:table-cell office:value-type="string" table:style-name="ce1">
            <text:p>Shirahosh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mie</text:p>
          </table:table-cell>
          <table:table-cell office:value-type="string" table:style-name="ce1">
            <text:p>Cami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Fisher Tiger</text:p>
          </table:table-cell>
          <table:table-cell office:value-type="string" table:style-name="ce1">
            <text:p>Fisher Tig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Vergo</text:p>
          </table:table-cell>
          <table:table-cell office:value-type="string" table:style-name="ce1">
            <text:p>Ver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Monet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Donquixote Rosinante</text:p>
          </table:table-cell>
          <table:table-cell office:value-type="string" table:style-name="ce1">
            <text:p>Donquixote Rosinan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ol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Rebecc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Kyros</text:p>
          </table:table-cell>
          <table:table-cell office:value-type="string" table:style-name="ce1">
            <text:p>Kyros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Cavendish</text:p>
          </table:table-cell>
          <table:table-cell office:value-type="string" table:style-name="ce1">
            <text:p>Cavendish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Hack</text:p>
          </table:table-cell>
          <table:table-cell office:value-type="string" table:style-name="ce1">
            <text:p>Hac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Burning Blood</text:p>
          </table:table-cell>
          <table:table-cell office:value-type="string" table:style-name="ce5">
            <text:p>PS4</text:p>
          </table:table-cell>
          <table:table-cell office:value-type="string" table:style-name="ce5">
            <text:p>PS Vita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poyo</text:p>
          </table:table-cell>
          <table:table-cell office:value-type="string" table:style-name="ce1">
            <text:p>Gol D. Roger</text:p>
          </table:table-cell>
          <table:table-cell office:value-type="string" table:style-name="ce1">
            <text:p>Gol D. Roger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7NJ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Karoo</text:p>
          </table:table-cell>
          <table:table-cell office:value-type="string" table:style-name="ce1">
            <text:p>Karo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Jeanne</text:p>
          </table:table-cell>
          <table:table-cell office:value-type="string" table:style-name="ce1">
            <text:p>Jeann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Jill</text:p>
          </table:table-cell>
          <table:table-cell office:value-type="string" table:style-name="ce1">
            <text:p>Jill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Roule</text:p>
          </table:table-cell>
          <table:table-cell office:value-type="string" table:style-name="ce1">
            <text:p>Roul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Isaac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agero</text:p>
          </table:table-cell>
          <table:table-cell office:value-type="string" table:style-name="ce1">
            <text:p>Kagero (No Canon)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acifista</text:p>
          </table:table-cell>
          <table:table-cell office:value-type="string" table:style-name="ce1">
            <text:p>Pacifist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Vinsmoke Ichiji</text:p>
          </table:table-cell>
          <table:table-cell office:value-type="string" table:style-name="ce1">
            <text:p>Vinsmoke Ichij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Vinsmoke Niji</text:p>
          </table:table-cell>
          <table:table-cell office:value-type="string" table:style-name="ce1">
            <text:p>Vinsmoke Nij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Vinsmoke Yonji</text:p>
          </table:table-cell>
          <table:table-cell office:value-type="string" table:style-name="ce1">
            <text:p>Vinsmoke Yonj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World Seeker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cción y Aventura</text:p>
          </table:table-cell>
          <table:table-cell office:value-type="string" table:style-name="ce4">
            <text:p>Ganbarion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table:number-columns-repeated="16367"/>
        </table:table-row>
        <table:table-row table:style-name="ro3">
          <table:table-cell office:value-type="string" table:style-name="ce3">
            <text:p>10J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arrot</text:p>
          </table:table-cell>
          <table:table-cell office:value-type="string" table:style-name="ce1">
            <text:p>Carrot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Vinsmoke Reiju</text:p>
          </table:table-cell>
          <table:table-cell office:value-type="string" table:style-name="ce1">
            <text:p>Vinsmoke Reiju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Vinsmoke Ichiji</text:p>
          </table:table-cell>
          <table:table-cell office:value-type="string" table:style-name="ce1">
            <text:p>Vinsmoke Ichij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nkey D. Garp</text:p>
          </table:table-cell>
          <table:table-cell office:value-type="string" table:style-name="ce1">
            <text:p>Monkey D. Garp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Vinsmoke Niji</text:p>
          </table:table-cell>
          <table:table-cell office:value-type="string" table:style-name="ce1">
            <text:p>Vinsmoke Nij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Koby</text:p>
          </table:table-cell>
          <table:table-cell office:value-type="string" table:style-name="ce1">
            <text:p>Koby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Vinsmoke Yonji</text:p>
          </table:table-cell>
          <table:table-cell office:value-type="string" table:style-name="ce1">
            <text:p>Vinsmoke Yonj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entomaru</text:p>
          </table:table-cell>
          <table:table-cell office:value-type="string" table:style-name="ce1">
            <text:p>Sentomar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acifista</text:p>
          </table:table-cell>
          <table:table-cell office:value-type="string" table:style-name="ce1">
            <text:p>Pacifist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Vista</text:p>
          </table:table-cell>
          <table:table-cell office:value-type="string" table:style-name="ce1">
            <text:p>Vist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avendish</text:p>
          </table:table-cell>
          <table:table-cell office:value-type="string" table:style-name="ce1">
            <text:p>Cavendish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ca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ack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harlotte Brulee (Luffy)</text:p>
          </table:table-cell>
          <table:table-cell office:value-type="string" table:style-name="ce1">
            <text:p>Monkey D. Luffy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oldados Ajedrez</text:p>
          </table:table-cell>
          <table:table-cell office:value-type="string" table:style-name="ce1">
            <text:p>Soldados Ajedrez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Vinsmoke Judge</text:p>
          </table:table-cell>
          <table:table-cell office:value-type="string" table:style-name="ce1">
            <text:p>Vinsmoke Judge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iller</text:p>
          </table:table-cell>
          <table:table-cell office:value-type="string" table:style-name="ce1">
            <text:p>Killer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Pirate Warriors 4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Musou</text:p>
          </table:table-cell>
          <table:table-cell office:value-type="string" table:style-name="ce4">
            <text:p>Koei Tecmo y Omega Force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ump Forc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ump Forc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ump Forc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ump Forc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ump Forc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ump Forc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ump Forc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ump Forc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aruto Uzumaki, Sasuke Uchiha, Kakashi Hatake, Gaara, Madara Uchiha y Kaguya Otsutsuki (Naruto)&lt;br&gt;Boruto Uzumaki (Boruto: Naruto Next Generations)&lt;br&gt;Son Goku, Vegeta, Freezer, Picolo, Trunks Del Futuro, Cell y Majin Boo (Dragon Ball)&lt;br&gt;Ichigo Kurosaki, Rukia Kuchiki, Sosuke Aizen, Renji Abarai, Toshiro Hitsugaya, Grimmjow Jaegerjaquez y Yoruichi Shihoin (Bleach)&lt;br&gt;Yugi Muto y Seto Kaiba (Yu-Gi-Oh!)&lt;br&gt;Gon Freecss, Hisoka Morow, Killua Zoldyck, Kurapika, Biscuit Krueger y Meruem (Hunter × Hunter)&lt;br&gt;Yusuke Urameshi, Hiei y Toguro (Yu Yu Hakusho)&lt;br&gt;Seiya y Shiryu (Saint Seiya)&lt;br&gt;Ryo Saeba (City Hunter)&lt;br&gt;Kenshiro (El Puño de la Estrella del Norte)&lt;br&gt;Himura Kenshin y Makoto Shishio (Rurouni Kenshin)&lt;br&gt;Asta (Black Clover)&lt;br&gt;Izuku Midoriya, All Might, Katsuki Bakugo y Shoto Todoroki (My Hero Academia)&lt;br&gt;Jotaro Kujo, Dio Brando y Giorno Giovanna <text:s/>(JoJo's Bizarre Adventure)&lt;br&gt;Dai (DRAGON QUEST: The Adventure of Dai)</text:p>
          </table:table-cell>
          <table:table-cell office:value-type="string" table:style-name="ce1">
            <text:p>Weekly Shonen Jump Log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Naruto Uzumaki, Sasuke Uchiha, Kakashi Hatake, Gaara, Madara Uchiha y Kaguya Otsutsuki (Naruto)&lt;br&gt;Boruto Uzumaki (Boruto: Naruto Next Generations)&lt;br&gt;Son Goku, Vegeta, Freezer, Picolo, Trunks Del Futuro, Cell y Majin Boo (Dragon Ball)&lt;br&gt;Ichigo Kurosaki, Rukia Kuchiki, Sosuke Aizen, Renji Abarai, Toshiro Hitsugaya, Grimmjow Jaegerjaquez y Yoruichi Shihoin (Bleach)&lt;br&gt;Yugi Muto y Seto Kaiba (Yu-Gi-Oh!)&lt;br&gt;Gon Freecss, Hisoka Morow, Killua Zoldyck, Kurapika, Biscuit Krueger y Meruem (Hunter × Hunter)&lt;br&gt;Yusuke Urameshi, Hiei y Toguro (Yu Yu Hakusho)&lt;br&gt;Seiya y Shiryu (Saint Seiya)&lt;br&gt;Ryo Saeba (City Hunter)&lt;br&gt;Kenshiro (El Puño de la Estrella del Norte)&lt;br&gt;Himura Kenshin y Makoto Shishio (Rurouni Kenshin)&lt;br&gt;Asta (Black Clover)&lt;br&gt;Izuku Midoriya, All Might, Katsuki Bakugo y Shoto Todoroki (My Hero Academia)&lt;br&gt;Jotaro Kujo, Dio Brando y Giorno Giovanna <text:s/>(JoJo's Bizarre Adventure)&lt;br&gt;Dai (DRAGON QUEST: The Adventure of Dai)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ump Forc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Kane</text:p>
          </table:table-cell>
          <table:table-cell office:value-type="string" table:style-name="ce1">
            <text:p>Weekly Shonen Jump Logo</text:p>
          </table:table-cell>
          <table:table-cell office:value-type="string" table:style-name="ce1">
            <text:p>Dialogo</text:p>
          </table:table-cell>
          <table:table-cell office:value-type="string" table:style-name="ce1">
            <text:p>Light Yagami y Ryuk (Death Note)&lt;br&gt;Glover y Navegador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ump Forc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Galena</text:p>
          </table:table-cell>
          <table:table-cell office:value-type="string" table:style-name="ce1">
            <text:p>Weekly Shonen Jump Logo</text:p>
          </table:table-cell>
          <table:table-cell office:value-type="string" table:style-name="ce1">
            <text:p>Enemigo/a</text:p>
          </table:table-cell>
          <table:table-cell office:value-type="string" table:style-name="ce1">
            <text:p>Kane, Galena y Prometheus</text:p>
          </table:table-cell>
          <table:table-cell office:value-type="string" table:style-name="ce1">
            <text:p>Weekly Shonen Jump Logo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Jump Forc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Xbox One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Spike Chunsoft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Prometheus</text:p>
          </table:table-cell>
          <table:table-cell office:value-type="string" table:style-name="ce1">
            <text:p>Weekly Shonen Jump Logo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string" table:style-name="ce1">
            <text:p>One Piece Odyssey</text:p>
          </table:table-cell>
          <table:table-cell office:value-type="string" table:style-name="ce5">
            <text:p>PS5</text:p>
          </table:table-cell>
          <table:table-cell office:value-type="string" table:style-name="ce1">
            <text:p>Xbox On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ILCA, Inc.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Adio Suert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Odyssey</text:p>
          </table:table-cell>
          <table:table-cell office:value-type="string" table:style-name="ce5">
            <text:p>PS5</text:p>
          </table:table-cell>
          <table:table-cell office:value-type="string" table:style-name="ce1">
            <text:p>Xbox On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ILCA, Inc.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Lim</text:p>
          </table:table-cell>
          <table:table-cell office:value-type="string" table:style-name="ce1">
            <text:p>Lim</text:p>
          </table:table-cell>
          <table:table-cell table:number-columns-repeated="16367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string" table:style-name="ce1">
            <text:p>One Piece Odyssey</text:p>
          </table:table-cell>
          <table:table-cell office:value-type="string" table:style-name="ce5">
            <text:p>PS5</text:p>
          </table:table-cell>
          <table:table-cell office:value-type="string" table:style-name="ce1">
            <text:p>Xbox On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ILCA, Inc.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Odyssey</text:p>
          </table:table-cell>
          <table:table-cell office:value-type="string" table:style-name="ce5">
            <text:p>PS5</text:p>
          </table:table-cell>
          <table:table-cell office:value-type="string" table:style-name="ce1">
            <text:p>Xbox On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ILCA, Inc.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string" table:style-name="ce1">
            <text:p>One Piece Odyssey</text:p>
          </table:table-cell>
          <table:table-cell office:value-type="string" table:style-name="ce5">
            <text:p>PS5</text:p>
          </table:table-cell>
          <table:table-cell office:value-type="string" table:style-name="ce1">
            <text:p>Xbox On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ILCA, Inc.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Odyssey</text:p>
          </table:table-cell>
          <table:table-cell office:value-type="string" table:style-name="ce5">
            <text:p>PS5</text:p>
          </table:table-cell>
          <table:table-cell office:value-type="string" table:style-name="ce1">
            <text:p>Xbox On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ILCA, Inc.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string" table:style-name="ce1">
            <text:p>One Piece Odyssey</text:p>
          </table:table-cell>
          <table:table-cell office:value-type="string" table:style-name="ce5">
            <text:p>PS5</text:p>
          </table:table-cell>
          <table:table-cell office:value-type="string" table:style-name="ce1">
            <text:p>Xbox On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ILCA, Inc.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One Piece Odyssey</text:p>
          </table:table-cell>
          <table:table-cell office:value-type="string" table:style-name="ce5">
            <text:p>PS5</text:p>
          </table:table-cell>
          <table:table-cell office:value-type="string" table:style-name="ce1">
            <text:p>Xbox On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ILCA, Inc.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string" table:style-name="ce1">
            <text:p>One Piece Odyssey</text:p>
          </table:table-cell>
          <table:table-cell office:value-type="string" table:style-name="ce5">
            <text:p>PS5</text:p>
          </table:table-cell>
          <table:table-cell office:value-type="string" table:style-name="ce1">
            <text:p>Xbox One</text:p>
          </table:table-cell>
          <table:table-cell office:value-type="string" table:style-name="ce5">
            <text:p>PS4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ILCA, Inc.</text:p>
          </table:table-cell>
          <table:table-cell office:value-type="string" table:style-name="ce4">
            <text:p>Bandai Namco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Ninguno</text:p>
          </table:table-cell>
          <table:table-cell office:value-type="string" table:style-name="ce1">
            <text:p>Ninguno Ma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Treasure Cruise</text:p>
          </table:table-cell>
          <table:table-cell office:value-type="string" table:style-name="ce5">
            <text:p>Android</text:p>
          </table:table-cell>
          <table:table-cell office:value-type="string" table:style-name="ce5">
            <text:p>iOS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RPG</text:p>
          </table:table-cell>
          <table:table-cell office:value-type="string" table:style-name="ce4">
            <text:p>Bandai Namco Games</text:p>
          </table:table-cell>
          <table:table-cell office:value-type="string" table:style-name="ce4">
            <text:p>Bandai Namco Games</text:p>
          </table:table-cell>
          <table:table-cell office:value-type="string" table:style-name="ce1">
            <text:p>Todo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odo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Thousand Storm</text:p>
          </table:table-cell>
          <table:table-cell office:value-type="string" table:style-name="ce5">
            <text:p>Android</text:p>
          </table:table-cell>
          <table:table-cell office:value-type="string" table:style-name="ce5">
            <text:p>iOS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 Namco Games</text:p>
          </table:table-cell>
          <table:table-cell office:value-type="string" table:style-name="ce4">
            <text:p>Bandai Namco Games</text:p>
          </table:table-cell>
          <table:table-cell office:value-type="string" table:style-name="ce1">
            <text:p>Todo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odo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ne Piece Bounty Rush</text:p>
          </table:table-cell>
          <table:table-cell office:value-type="string" table:style-name="ce5">
            <text:p>Android</text:p>
          </table:table-cell>
          <table:table-cell office:value-type="string" table:style-name="ce5">
            <text:p>iOS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1">
            <text:p>Lucha</text:p>
          </table:table-cell>
          <table:table-cell office:value-type="string" table:style-name="ce4">
            <text:p>Bandai Namco Games</text:p>
          </table:table-cell>
          <table:table-cell office:value-type="string" table:style-name="ce4">
            <text:p>Bandai Namco Games</text:p>
          </table:table-cell>
          <table:table-cell office:value-type="string" table:style-name="ce1">
            <text:p>Todos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Aliado/a o Enemigo/a</text:p>
          </table:table-cell>
          <table:table-cell office:value-type="string" table:style-name="ce1">
            <text:p>Todos</text:p>
          </table:table-cell>
          <table:table-cell office:value-type="string" table:style-name="ce1">
            <text:p>Logo One Piece</text:p>
          </table:table-cell>
          <table:table-cell table:number-columns-repeated="16367"/>
        </table:table-row>
        <table:table-row table:number-rows-repeated="10473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David CM</meta:initial-creator>
    <dc:creator>David CM</dc:creator>
    <meta:creation-date>2023-02-10T14:56:45Z</meta:creation-date>
    <dc:date>2023-02-10T14:57:57Z</dc:date>
  </office:meta>
</office:document-meta>
</file>